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adornments="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73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1.087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74pt solid #c0c0c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12">
      <style:table-cell-properties style:glyph-orientation-vertical="0" fo:background-color="#ffff66" style:diagonal-bl-tr="none" style:diagonal-tl-br="none" style:text-align-source="fix" style:repeat-content="false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37"/>
    <style:style style:name="ce14" style:family="table-cell" style:parent-style-name="Default" style:data-style-name="N37">
      <style:table-cell-properties fo:background-color="#e6e6e6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able-cell-properties fo:background-color="#e6e6e6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/>
    <style:style style:name="ce17" style:family="table-cell" style:parent-style-name="Default" style:data-style-name="N37">
      <style:table-cell-properties fo:background-color="#00ffff" style:text-align-source="fix" style:repeat-content="false" fo:wrap-option="wrap" fo:border="0.06pt solid #000000"/>
      <style:paragraph-properties fo:text-align="center" fo:margin-left="0cm"/>
      <style:text-properties style:font-name="Liberation Serif1" fo:font-size="12pt" fo:font-weight="bold"/>
    </style:style>
    <style:style style:name="ce18" style:family="table-cell" style:parent-style-name="Default" style:data-style-name="N37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Liberation Serif" fo:font-size="12pt"/>
    </style:style>
    <style:style style:name="ce19" style:family="table-cell" style:parent-style-name="Default" style:data-style-name="N112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Liberation Serif" fo:font-size="12pt"/>
    </style:style>
    <style:style style:name="ce20" style:family="table-cell" style:parent-style-name="Default">
      <style:table-cell-properties fo:background-color="#00ffff" style:text-align-source="fix" style:repeat-content="false" fo:wrap-option="wrap" fo:border="0.06pt solid #000000"/>
      <style:paragraph-properties fo:text-align="center" fo:margin-left="0cm"/>
      <style:text-properties style:font-name="Liberation Serif1" fo:font-size="12pt" fo:font-weight="bold"/>
    </style:style>
    <style:style style:name="ce21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  <style:text-properties style:font-name="Liberation Serif" fo:font-size="12pt"/>
    </style:style>
    <style:style style:name="ce22" style:family="table-cell" style:parent-style-name="Default" style:data-style-name="N11">
      <style:table-cell-properties fo:background-color="#ffff66" style:text-align-source="fix" style:repeat-content="false" fo:border="0.06pt solid #000000"/>
      <style:paragraph-properties fo:text-align="center" fo:margin-left="0cm"/>
      <style:text-properties style:font-name="Liberation Serif" fo:font-size="12pt"/>
    </style:style>
    <style:style style:name="ce23" style:family="table-cell" style:parent-style-name="Default" style:data-style-name="N112">
      <style:table-cell-properties fo:background-color="#ffff66" style:text-align-source="fix" style:repeat-content="false" fo:border="0.06pt solid #000000"/>
      <style:paragraph-properties fo:text-align="center" fo:margin-left="0cm"/>
      <style:text-properties style:font-name="Liberation Serif" fo:font-size="12pt"/>
    </style:style>
  </office:automatic-styles>
  <office:body>
    <office:spreadsheet>
      <table:table table:name="Adhésions2016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2"/>
        <table:table-column table:style-name="co4" table:default-cell-style-name="ce18"/>
        <table:table-column table:style-name="co5" table:default-cell-style-name="ce19"/>
        <table:table-column table:style-name="co5" table:number-columns-repeated="2" table:default-cell-style-name="ce21"/>
        <table:table-column table:style-name="co5" table:default-cell-style-name="ce22"/>
        <table:table-column table:style-name="co5" table:number-columns-repeated="2" table:default-cell-style-name="ce23"/>
        <table:table-row table:style-name="ro1">
          <table:table-cell table:style-name="ce1" office:value-type="string" calcext:value-type="string" table:number-columns-spanned="10" table:number-rows-spanned="1">
            <text:p>Gestion des cotisations – association sportive de Moulins</text:p>
          </table:table-cell>
          <table:covered-table-cell table:style-name="ce3"/>
          <table:covered-table-cell table:style-name="ce10"/>
          <table:covered-table-cell table:number-columns-repeated="2" table:style-name="ce13"/>
          <table:covered-table-cell table:number-columns-repeated="5" table:style-name="Default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6" office:value-type="float" office:value="2016" calcext:value-type="float">
            <text:p>2016</text:p>
          </table:table-cell>
          <table:table-cell table:style-name="ce10"/>
          <table:table-cell table:style-name="ce13" table:number-columns-repeated="2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Base de cotisation</text:p>
          </table:table-cell>
          <table:table-cell table:style-name="ce6" office:value-type="float" office:value="120" calcext:value-type="float">
            <text:p>120</text:p>
          </table:table-cell>
          <table:table-cell table:style-name="ce10"/>
          <table:table-cell table:style-name="ce13" table:number-columns-repeated="2"/>
          <table:table-cell table:style-name="Default" table:number-columns-repeated="5"/>
        </table:table-row>
        <table:table-row table:style-name="ro3">
          <table:table-cell table:style-name="ce3" table:number-columns-repeated="2"/>
          <table:table-cell table:style-name="ce10"/>
          <table:table-cell table:style-name="ce13" table:number-columns-repeated="2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limites d'âge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5" calcext:value-type="float">
            <text:p>65</text:p>
          </table:table-cell>
          <table:table-cell table:style-name="ce13" table:number-columns-repeated="2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tranche d'âge</text:p>
          </table:table-cell>
          <table:table-cell table:style-name="ce7" office:value-type="string" calcext:value-type="string">
            <text:p>junior</text:p>
          </table:table-cell>
          <table:table-cell table:style-name="ce7" office:value-type="string" calcext:value-type="string">
            <text:p>adulte</text:p>
          </table:table-cell>
          <table:table-cell table:style-name="ce14" office:value-type="string" calcext:value-type="string">
            <text:p>senior</text:p>
          </table:table-cell>
          <table:table-cell table:style-name="ce13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% réduction</text:p>
          </table:table-cell>
          <table:table-cell table:style-name="ce7" office:value-type="float" office:value="0.4" calcext:value-type="float">
            <text:p>0,4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,2</text:p>
          </table:table-cell>
          <table:table-cell table:style-name="ce16"/>
          <table:table-cell table:style-name="Default" table:number-columns-repeated="5"/>
        </table:table-row>
        <table:table-row table:style-name="ro3">
          <table:table-cell table:style-name="ce3" table:number-columns-repeated="2"/>
          <table:table-cell table:style-name="ce10"/>
          <table:table-cell table:style-name="ce16" table:number-columns-repeated="2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Nombre d'adhérents</text:p>
          </table:table-cell>
          <table:table-cell table:style-name="ce8" table:formula="of:=COUNTA([.A14:.A110])" office:value-type="float" office:value="97" calcext:value-type="float">
            <text:p>97</text:p>
          </table:table-cell>
          <table:table-cell table:style-name="ce10"/>
          <table:table-cell table:style-name="ce16" table:number-columns-repeated="2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Montant des cotisations</text:p>
          </table:table-cell>
          <table:table-cell table:style-name="ce9" table:formula="of:=SUM([.I14:.I110])" office:value-type="currency" office:currency="EUR" office:value="10248" calcext:value-type="currency">
            <text:p>10 248 €</text:p>
          </table:table-cell>
          <table:table-cell table:style-name="ce10"/>
          <table:table-cell table:style-name="ce16" table:number-columns-repeated="2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Montant perçu</text:p>
          </table:table-cell>
          <table:table-cell table:style-name="ce9" table:formula="of:=SUM([.E14:.E110])" office:value-type="currency" office:currency="EUR" office:value="9012" calcext:value-type="currency">
            <text:p>9 012 €</text:p>
          </table:table-cell>
          <table:table-cell table:style-name="ce10"/>
          <table:table-cell table:style-name="ce16" table:number-columns-repeated="2"/>
          <table:table-cell table:style-name="Default" table:number-columns-repeated="5"/>
        </table:table-row>
        <table:table-row table:style-name="ro3">
          <table:table-cell table:style-name="ce3" table:number-columns-repeated="2"/>
          <table:table-cell table:style-name="ce10"/>
          <table:table-cell table:style-name="ce16" table:number-columns-repeated="2"/>
          <table:table-cell table:style-name="Default" table:number-columns-repeated="5"/>
        </table:table-row>
        <table:table-row table:style-name="ro4"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Prénom</text:p>
          </table:table-cell>
          <table:table-cell table:style-name="ce11" office:value-type="string" calcext:value-type="string">
            <text:p>Sexe</text:p>
          </table:table-cell>
          <table:table-cell table:style-name="ce17" office:value-type="string" calcext:value-type="string">
            <text:p>Date de naissance</text:p>
          </table:table-cell>
          <table:table-cell table:style-name="ce17" office:value-type="string" calcext:value-type="string">
            <text:p>réglé</text:p>
          </table:table-cell>
          <table:table-cell table:style-name="ce20" office:value-type="string" calcext:value-type="string">
            <text:p>âge</text:p>
          </table:table-cell>
          <table:table-cell table:style-name="ce20" office:value-type="string" calcext:value-type="string">
            <text:p>tranche d'âge</text:p>
          </table:table-cell>
          <table:table-cell table:style-name="ce20" office:value-type="string" calcext:value-type="string">
            <text:p>réduction</text:p>
          </table:table-cell>
          <table:table-cell table:style-name="ce20" office:value-type="string" calcext:value-type="string">
            <text:p>cotisation</text:p>
          </table:table-cell>
          <table:table-cell table:style-name="ce20" office:value-type="string" calcext:value-type="string">
            <text:p>reste dû</text:p>
          </table:table-cell>
        </table:table-row>
        <table:table-row table:style-name="ro2">
          <table:table-cell office:value-type="string" calcext:value-type="string">
            <text:p>O'Faringite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</text:p>
          </table:table-cell>
          <table:table-cell office:value-type="date" office:date-value="1971-03-27" calcext:value-type="date">
            <text:p>27/03/7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4])" office:value-type="float" office:value="45" calcext:value-type="float">
            <text:p>45</text:p>
          </table:table-cell>
          <table:table-cell table:formula="of:=IF([.F14]&lt;[.$B$5];[.$B$6];IF([.F14]&lt;[.$C$5];[.$C$6];[.$D$6]))" office:value-type="string" office:string-value="adulte" calcext:value-type="string">
            <text:p>adulte</text:p>
          </table:table-cell>
          <table:table-cell table:formula="of:=IF([.F14]&lt;[.$B$5];[.$B$7];IF([.F14]&lt;[.$C$5];[.$C$7];[.$D$7]))" office:value-type="percentage" office:value="0" calcext:value-type="percentage">
            <text:p>0,00%</text:p>
          </table:table-cell>
          <table:table-cell table:formula="of:=(1-[.H14])*[.$B$3]" office:value-type="currency" office:currency="EUR" office:value="120" calcext:value-type="currency">
            <text:p>120 €</text:p>
          </table:table-cell>
          <table:table-cell table:formula="of:=[.I14]-[.E14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Possible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F</text:p>
          </table:table-cell>
          <table:table-cell office:value-type="date" office:date-value="1995-08-30" calcext:value-type="date">
            <text:p>30/08/95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15])" office:value-type="float" office:value="21" calcext:value-type="float">
            <text:p>21</text:p>
          </table:table-cell>
          <table:table-cell table:formula="of:=IF([.F15]&lt;[.$B$5];[.$B$6];IF([.F15]&lt;[.$C$5];[.$C$6];[.$D$6]))" office:value-type="string" office:string-value="junior" calcext:value-type="string">
            <text:p>junior</text:p>
          </table:table-cell>
          <table:table-cell table:formula="of:=IF([.F15]&lt;[.$B$5];[.$B$7];IF([.F15]&lt;[.$C$5];[.$C$7];[.$D$7]))" office:value-type="percentage" office:value="0.4" calcext:value-type="percentage">
            <text:p>40,00%</text:p>
          </table:table-cell>
          <table:table-cell table:formula="of:=(1-[.H15])*[.$B$3]" office:value-type="currency" office:currency="EUR" office:value="72" calcext:value-type="currency">
            <text:p>72 €</text:p>
          </table:table-cell>
          <table:table-cell table:formula="of:=[.I15]-[.E15]" office:value-type="currency" office:currency="EUR" office:value="36" calcext:value-type="currency">
            <text:p>36 €</text:p>
          </table:table-cell>
        </table:table-row>
        <table:table-row table:style-name="ro2">
          <table:table-cell office:value-type="string" calcext:value-type="string">
            <text:p>Fessonro</text:p>
          </table:table-cell>
          <table:table-cell office:value-type="string" calcext:value-type="string">
            <text:p>Adèle</text:p>
          </table:table-cell>
          <table:table-cell office:value-type="string" calcext:value-type="string">
            <text:p>G</text:p>
          </table:table-cell>
          <table:table-cell office:value-type="date" office:date-value="1973-12-01" calcext:value-type="date">
            <text:p>01/12/73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6])" office:value-type="float" office:value="43" calcext:value-type="float">
            <text:p>43</text:p>
          </table:table-cell>
          <table:table-cell table:formula="of:=IF([.F16]&lt;[.$B$5];[.$B$6];IF([.F16]&lt;[.$C$5];[.$C$6];[.$D$6]))" office:value-type="string" office:string-value="adulte" calcext:value-type="string">
            <text:p>adulte</text:p>
          </table:table-cell>
          <table:table-cell table:formula="of:=IF([.F16]&lt;[.$B$5];[.$B$7];IF([.F16]&lt;[.$C$5];[.$C$7];[.$D$7]))" office:value-type="percentage" office:value="0" calcext:value-type="percentage">
            <text:p>0,00%</text:p>
          </table:table-cell>
          <table:table-cell table:formula="of:=(1-[.H16])*[.$B$3]" office:value-type="currency" office:currency="EUR" office:value="120" calcext:value-type="currency">
            <text:p>120 €</text:p>
          </table:table-cell>
          <table:table-cell table:formula="of:=[.I16]-[.E16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Nerve</text:p>
          </table:table-cell>
          <table:table-cell office:value-type="string" calcext:value-type="string">
            <text:p>Aimé</text:p>
          </table:table-cell>
          <table:table-cell office:value-type="string" calcext:value-type="string">
            <text:p>F</text:p>
          </table:table-cell>
          <table:table-cell office:value-type="date" office:date-value="1981-06-09" calcext:value-type="date">
            <text:p>09/06/8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7])" office:value-type="float" office:value="35" calcext:value-type="float">
            <text:p>35</text:p>
          </table:table-cell>
          <table:table-cell table:formula="of:=IF([.F17]&lt;[.$B$5];[.$B$6];IF([.F17]&lt;[.$C$5];[.$C$6];[.$D$6]))" office:value-type="string" office:string-value="adulte" calcext:value-type="string">
            <text:p>adulte</text:p>
          </table:table-cell>
          <table:table-cell table:formula="of:=IF([.F17]&lt;[.$B$5];[.$B$7];IF([.F17]&lt;[.$C$5];[.$C$7];[.$D$7]))" office:value-type="percentage" office:value="0" calcext:value-type="percentage">
            <text:p>0,00%</text:p>
          </table:table-cell>
          <table:table-cell table:formula="of:=(1-[.H17])*[.$B$3]" office:value-type="currency" office:currency="EUR" office:value="120" calcext:value-type="currency">
            <text:p>120 €</text:p>
          </table:table-cell>
          <table:table-cell table:formula="of:=[.I17]-[.E17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Laporte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G</text:p>
          </table:table-cell>
          <table:table-cell office:value-type="date" office:date-value="1992-05-05" calcext:value-type="date">
            <text:p>05/05/92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18])" office:value-type="float" office:value="24" calcext:value-type="float">
            <text:p>24</text:p>
          </table:table-cell>
          <table:table-cell table:formula="of:=IF([.F18]&lt;[.$B$5];[.$B$6];IF([.F18]&lt;[.$C$5];[.$C$6];[.$D$6]))" office:value-type="string" office:string-value="junior" calcext:value-type="string">
            <text:p>junior</text:p>
          </table:table-cell>
          <table:table-cell table:formula="of:=IF([.F18]&lt;[.$B$5];[.$B$7];IF([.F18]&lt;[.$C$5];[.$C$7];[.$D$7]))" office:value-type="percentage" office:value="0.4" calcext:value-type="percentage">
            <text:p>40,00%</text:p>
          </table:table-cell>
          <table:table-cell table:formula="of:=(1-[.H18])*[.$B$3]" office:value-type="currency" office:currency="EUR" office:value="72" calcext:value-type="currency">
            <text:p>72 €</text:p>
          </table:table-cell>
          <table:table-cell table:formula="of:=[.I18]-[.E1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Neuf Sang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G</text:p>
          </table:table-cell>
          <table:table-cell office:value-type="date" office:date-value="1985-12-17" calcext:value-type="date">
            <text:p>17/12/85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19])" office:value-type="float" office:value="31" calcext:value-type="float">
            <text:p>31</text:p>
          </table:table-cell>
          <table:table-cell table:formula="of:=IF([.F19]&lt;[.$B$5];[.$B$6];IF([.F19]&lt;[.$C$5];[.$C$6];[.$D$6]))" office:value-type="string" office:string-value="adulte" calcext:value-type="string">
            <text:p>adulte</text:p>
          </table:table-cell>
          <table:table-cell table:formula="of:=IF([.F19]&lt;[.$B$5];[.$B$7];IF([.F19]&lt;[.$C$5];[.$C$7];[.$D$7]))" office:value-type="percentage" office:value="0" calcext:value-type="percentage">
            <text:p>0,00%</text:p>
          </table:table-cell>
          <table:table-cell table:formula="of:=(1-[.H19])*[.$B$3]" office:value-type="currency" office:currency="EUR" office:value="120" calcext:value-type="currency">
            <text:p>120 €</text:p>
          </table:table-cell>
          <table:table-cell table:formula="of:=[.I19]-[.E19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Contraire</text:p>
          </table:table-cell>
          <table:table-cell office:value-type="string" calcext:value-type="string">
            <text:p>Davy</text:p>
          </table:table-cell>
          <table:table-cell office:value-type="string" calcext:value-type="string">
            <text:p>F</text:p>
          </table:table-cell>
          <table:table-cell office:value-type="date" office:date-value="1992-07-08" calcext:value-type="date">
            <text:p>08/07/92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20])" office:value-type="float" office:value="24" calcext:value-type="float">
            <text:p>24</text:p>
          </table:table-cell>
          <table:table-cell table:formula="of:=IF([.F20]&lt;[.$B$5];[.$B$6];IF([.F20]&lt;[.$C$5];[.$C$6];[.$D$6]))" office:value-type="string" office:string-value="junior" calcext:value-type="string">
            <text:p>junior</text:p>
          </table:table-cell>
          <table:table-cell table:formula="of:=IF([.F20]&lt;[.$B$5];[.$B$7];IF([.F20]&lt;[.$C$5];[.$C$7];[.$D$7]))" office:value-type="percentage" office:value="0.4" calcext:value-type="percentage">
            <text:p>40,00%</text:p>
          </table:table-cell>
          <table:table-cell table:formula="of:=(1-[.H20])*[.$B$3]" office:value-type="currency" office:currency="EUR" office:value="72" calcext:value-type="currency">
            <text:p>72 €</text:p>
          </table:table-cell>
          <table:table-cell table:formula="of:=[.I20]-[.E20]" office:value-type="currency" office:currency="EUR" office:value="36" calcext:value-type="currency">
            <text:p>36 €</text:p>
          </table:table-cell>
        </table:table-row>
        <table:table-row table:style-name="ro2">
          <table:table-cell office:value-type="string" calcext:value-type="string">
            <text:p>Tinople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F</text:p>
          </table:table-cell>
          <table:table-cell office:value-type="date" office:date-value="2004-06-24" calcext:value-type="date">
            <text:p>24/06/0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21])" office:value-type="float" office:value="12" calcext:value-type="float">
            <text:p>12</text:p>
          </table:table-cell>
          <table:table-cell table:formula="of:=IF([.F21]&lt;[.$B$5];[.$B$6];IF([.F21]&lt;[.$C$5];[.$C$6];[.$D$6]))" office:value-type="string" office:string-value="junior" calcext:value-type="string">
            <text:p>junior</text:p>
          </table:table-cell>
          <table:table-cell table:formula="of:=IF([.F21]&lt;[.$B$5];[.$B$7];IF([.F21]&lt;[.$C$5];[.$C$7];[.$D$7]))" office:value-type="percentage" office:value="0.4" calcext:value-type="percentage">
            <text:p>40,00%</text:p>
          </table:table-cell>
          <table:table-cell table:formula="of:=(1-[.H21])*[.$B$3]" office:value-type="currency" office:currency="EUR" office:value="72" calcext:value-type="currency">
            <text:p>72 €</text:p>
          </table:table-cell>
          <table:table-cell table:formula="of:=[.I21]-[.E21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ssicmonpote</text:p>
          </table:table-cell>
          <table:table-cell office:value-type="string" calcext:value-type="string">
            <text:p>Thècle</text:p>
          </table:table-cell>
          <table:table-cell office:value-type="string" calcext:value-type="string">
            <text:p>F</text:p>
          </table:table-cell>
          <table:table-cell office:value-type="date" office:date-value="1956-01-21" calcext:value-type="date">
            <text:p>21/01/56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2])" office:value-type="float" office:value="60" calcext:value-type="float">
            <text:p>60</text:p>
          </table:table-cell>
          <table:table-cell table:formula="of:=IF([.F22]&lt;[.$B$5];[.$B$6];IF([.F22]&lt;[.$C$5];[.$C$6];[.$D$6]))" office:value-type="string" office:string-value="adulte" calcext:value-type="string">
            <text:p>adulte</text:p>
          </table:table-cell>
          <table:table-cell table:formula="of:=IF([.F22]&lt;[.$B$5];[.$B$7];IF([.F22]&lt;[.$C$5];[.$C$7];[.$D$7]))" office:value-type="percentage" office:value="0" calcext:value-type="percentage">
            <text:p>0,00%</text:p>
          </table:table-cell>
          <table:table-cell table:formula="of:=(1-[.H22])*[.$B$3]" office:value-type="currency" office:currency="EUR" office:value="120" calcext:value-type="currency">
            <text:p>120 €</text:p>
          </table:table-cell>
          <table:table-cell table:formula="of:=[.I22]-[.E2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donaideux</text:p>
          </table:table-cell>
          <table:table-cell office:value-type="string" calcext:value-type="string">
            <text:p>Hermann</text:p>
          </table:table-cell>
          <table:table-cell office:value-type="string" calcext:value-type="string">
            <text:p>F</text:p>
          </table:table-cell>
          <table:table-cell office:value-type="date" office:date-value="1990-02-17" calcext:value-type="date">
            <text:p>17/02/90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23])" office:value-type="float" office:value="26" calcext:value-type="float">
            <text:p>26</text:p>
          </table:table-cell>
          <table:table-cell table:formula="of:=IF([.F23]&lt;[.$B$5];[.$B$6];IF([.F23]&lt;[.$C$5];[.$C$6];[.$D$6]))" office:value-type="string" office:string-value="adulte" calcext:value-type="string">
            <text:p>adulte</text:p>
          </table:table-cell>
          <table:table-cell table:formula="of:=IF([.F23]&lt;[.$B$5];[.$B$7];IF([.F23]&lt;[.$C$5];[.$C$7];[.$D$7]))" office:value-type="percentage" office:value="0" calcext:value-type="percentage">
            <text:p>0,00%</text:p>
          </table:table-cell>
          <table:table-cell table:formula="of:=(1-[.H23])*[.$B$3]" office:value-type="currency" office:currency="EUR" office:value="120" calcext:value-type="currency">
            <text:p>120 €</text:p>
          </table:table-cell>
          <table:table-cell table:formula="of:=[.I23]-[.E23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Aniaitalettre</text:p>
          </table:table-cell>
          <table:table-cell office:value-type="string" calcext:value-type="string">
            <text:p>Jérôme</text:p>
          </table:table-cell>
          <table:table-cell office:value-type="string" calcext:value-type="string">
            <text:p>F</text:p>
          </table:table-cell>
          <table:table-cell office:value-type="date" office:date-value="1951-05-03" calcext:value-type="date">
            <text:p>03/05/51</text:p>
          </table:table-cell>
          <table:table-cell office:value-type="currency" office:currency="EUR" office:value="96" calcext:value-type="currency">
            <text:p>96 €</text:p>
          </table:table-cell>
          <table:table-cell table:formula="of:=[.$B$2] - YEAR([.D24])" office:value-type="float" office:value="65" calcext:value-type="float">
            <text:p>65</text:p>
          </table:table-cell>
          <table:table-cell table:formula="of:=IF([.F24]&lt;[.$B$5];[.$B$6];IF([.F24]&lt;[.$C$5];[.$C$6];[.$D$6]))" office:value-type="string" office:string-value="senior" calcext:value-type="string">
            <text:p>senior</text:p>
          </table:table-cell>
          <table:table-cell table:formula="of:=IF([.F24]&lt;[.$B$5];[.$B$7];IF([.F24]&lt;[.$C$5];[.$C$7];[.$D$7]))" office:value-type="percentage" office:value="0.2" calcext:value-type="percentage">
            <text:p>20,00%</text:p>
          </table:table-cell>
          <table:table-cell table:formula="of:=(1-[.H24])*[.$B$3]" office:value-type="currency" office:currency="EUR" office:value="96" calcext:value-type="currency">
            <text:p>96 €</text:p>
          </table:table-cell>
          <table:table-cell table:formula="of:=[.I24]-[.E24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Taitraijeune</text:p>
          </table:table-cell>
          <table:table-cell office:value-type="string" calcext:value-type="string">
            <text:p>Thérèse</text:p>
          </table:table-cell>
          <table:table-cell office:value-type="string" calcext:value-type="string">
            <text:p>F</text:p>
          </table:table-cell>
          <table:table-cell office:value-type="date" office:date-value="1954-12-20" calcext:value-type="date">
            <text:p>20/12/5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5])" office:value-type="float" office:value="62" calcext:value-type="float">
            <text:p>62</text:p>
          </table:table-cell>
          <table:table-cell table:formula="of:=IF([.F25]&lt;[.$B$5];[.$B$6];IF([.F25]&lt;[.$C$5];[.$C$6];[.$D$6]))" office:value-type="string" office:string-value="adulte" calcext:value-type="string">
            <text:p>adulte</text:p>
          </table:table-cell>
          <table:table-cell table:formula="of:=IF([.F25]&lt;[.$B$5];[.$B$7];IF([.F25]&lt;[.$C$5];[.$C$7];[.$D$7]))" office:value-type="percentage" office:value="0" calcext:value-type="percentage">
            <text:p>0,00%</text:p>
          </table:table-cell>
          <table:table-cell table:formula="of:=(1-[.H25])*[.$B$3]" office:value-type="currency" office:currency="EUR" office:value="120" calcext:value-type="currency">
            <text:p>120 €</text:p>
          </table:table-cell>
          <table:table-cell table:formula="of:=[.I25]-[.E25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Toutte</text:p>
          </table:table-cell>
          <table:table-cell office:value-type="string" calcext:value-type="string">
            <text:p>Arielle</text:p>
          </table:table-cell>
          <table:table-cell office:value-type="string" calcext:value-type="string">
            <text:p>F</text:p>
          </table:table-cell>
          <table:table-cell office:value-type="date" office:date-value="1975-10-16" calcext:value-type="date">
            <text:p>16/10/7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6])" office:value-type="float" office:value="41" calcext:value-type="float">
            <text:p>41</text:p>
          </table:table-cell>
          <table:table-cell table:formula="of:=IF([.F26]&lt;[.$B$5];[.$B$6];IF([.F26]&lt;[.$C$5];[.$C$6];[.$D$6]))" office:value-type="string" office:string-value="adulte" calcext:value-type="string">
            <text:p>adulte</text:p>
          </table:table-cell>
          <table:table-cell table:formula="of:=IF([.F26]&lt;[.$B$5];[.$B$7];IF([.F26]&lt;[.$C$5];[.$C$7];[.$D$7]))" office:value-type="percentage" office:value="0" calcext:value-type="percentage">
            <text:p>0,00%</text:p>
          </table:table-cell>
          <table:table-cell table:formula="of:=(1-[.H26])*[.$B$3]" office:value-type="currency" office:currency="EUR" office:value="120" calcext:value-type="currency">
            <text:p>120 €</text:p>
          </table:table-cell>
          <table:table-cell table:formula="of:=[.I26]-[.E26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au</text:p>
          </table:table-cell>
          <table:table-cell office:value-type="string" calcext:value-type="string">
            <text:p>Léger</text:p>
          </table:table-cell>
          <table:table-cell office:value-type="string" calcext:value-type="string">
            <text:p>F</text:p>
          </table:table-cell>
          <table:table-cell office:value-type="date" office:date-value="1951-06-13" calcext:value-type="date">
            <text:p>13/06/51</text:p>
          </table:table-cell>
          <table:table-cell office:value-type="currency" office:currency="EUR" office:value="48" calcext:value-type="currency">
            <text:p>48 €</text:p>
          </table:table-cell>
          <table:table-cell table:formula="of:=[.$B$2] - YEAR([.D27])" office:value-type="float" office:value="65" calcext:value-type="float">
            <text:p>65</text:p>
          </table:table-cell>
          <table:table-cell table:formula="of:=IF([.F27]&lt;[.$B$5];[.$B$6];IF([.F27]&lt;[.$C$5];[.$C$6];[.$D$6]))" office:value-type="string" office:string-value="senior" calcext:value-type="string">
            <text:p>senior</text:p>
          </table:table-cell>
          <table:table-cell table:formula="of:=IF([.F27]&lt;[.$B$5];[.$B$7];IF([.F27]&lt;[.$C$5];[.$C$7];[.$D$7]))" office:value-type="percentage" office:value="0.2" calcext:value-type="percentage">
            <text:p>20,00%</text:p>
          </table:table-cell>
          <table:table-cell table:formula="of:=(1-[.H27])*[.$B$3]" office:value-type="currency" office:currency="EUR" office:value="96" calcext:value-type="currency">
            <text:p>96 €</text:p>
          </table:table-cell>
          <table:table-cell table:formula="of:=[.I27]-[.E27]" office:value-type="currency" office:currency="EUR" office:value="48" calcext:value-type="currency">
            <text:p>48 €</text:p>
          </table:table-cell>
        </table:table-row>
        <table:table-row table:style-name="ro2">
          <table:table-cell office:value-type="string" calcext:value-type="string">
            <text:p>Deulisse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F</text:p>
          </table:table-cell>
          <table:table-cell office:value-type="date" office:date-value="1980-06-19" calcext:value-type="date">
            <text:p>19/06/8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8])" office:value-type="float" office:value="36" calcext:value-type="float">
            <text:p>36</text:p>
          </table:table-cell>
          <table:table-cell table:formula="of:=IF([.F28]&lt;[.$B$5];[.$B$6];IF([.F28]&lt;[.$C$5];[.$C$6];[.$D$6]))" office:value-type="string" office:string-value="adulte" calcext:value-type="string">
            <text:p>adulte</text:p>
          </table:table-cell>
          <table:table-cell table:formula="of:=IF([.F28]&lt;[.$B$5];[.$B$7];IF([.F28]&lt;[.$C$5];[.$C$7];[.$D$7]))" office:value-type="percentage" office:value="0" calcext:value-type="percentage">
            <text:p>0,00%</text:p>
          </table:table-cell>
          <table:table-cell table:formula="of:=(1-[.H28])*[.$B$3]" office:value-type="currency" office:currency="EUR" office:value="120" calcext:value-type="currency">
            <text:p>120 €</text:p>
          </table:table-cell>
          <table:table-cell table:formula="of:=[.I28]-[.E2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Peuleurido</text:p>
          </table:table-cell>
          <table:table-cell office:value-type="string" calcext:value-type="string">
            <text:p>Firmin</text:p>
          </table:table-cell>
          <table:table-cell office:value-type="string" calcext:value-type="string">
            <text:p>F</text:p>
          </table:table-cell>
          <table:table-cell office:value-type="date" office:date-value="1984-08-04" calcext:value-type="date">
            <text:p>04/08/8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9])" office:value-type="float" office:value="32" calcext:value-type="float">
            <text:p>32</text:p>
          </table:table-cell>
          <table:table-cell table:formula="of:=IF([.F29]&lt;[.$B$5];[.$B$6];IF([.F29]&lt;[.$C$5];[.$C$6];[.$D$6]))" office:value-type="string" office:string-value="adulte" calcext:value-type="string">
            <text:p>adulte</text:p>
          </table:table-cell>
          <table:table-cell table:formula="of:=IF([.F29]&lt;[.$B$5];[.$B$7];IF([.F29]&lt;[.$C$5];[.$C$7];[.$D$7]))" office:value-type="percentage" office:value="0" calcext:value-type="percentage">
            <text:p>0,00%</text:p>
          </table:table-cell>
          <table:table-cell table:formula="of:=(1-[.H29])*[.$B$3]" office:value-type="currency" office:currency="EUR" office:value="120" calcext:value-type="currency">
            <text:p>120 €</text:p>
          </table:table-cell>
          <table:table-cell table:formula="of:=[.I29]-[.E2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ibaitiz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F</text:p>
          </table:table-cell>
          <table:table-cell office:value-type="date" office:date-value="1983-02-27" calcext:value-type="date">
            <text:p>27/02/83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30])" office:value-type="float" office:value="33" calcext:value-type="float">
            <text:p>33</text:p>
          </table:table-cell>
          <table:table-cell table:formula="of:=IF([.F30]&lt;[.$B$5];[.$B$6];IF([.F30]&lt;[.$C$5];[.$C$6];[.$D$6]))" office:value-type="string" office:string-value="adulte" calcext:value-type="string">
            <text:p>adulte</text:p>
          </table:table-cell>
          <table:table-cell table:formula="of:=IF([.F30]&lt;[.$B$5];[.$B$7];IF([.F30]&lt;[.$C$5];[.$C$7];[.$D$7]))" office:value-type="percentage" office:value="0" calcext:value-type="percentage">
            <text:p>0,00%</text:p>
          </table:table-cell>
          <table:table-cell table:formula="of:=(1-[.H30])*[.$B$3]" office:value-type="currency" office:currency="EUR" office:value="120" calcext:value-type="currency">
            <text:p>120 €</text:p>
          </table:table-cell>
          <table:table-cell table:formula="of:=[.I30]-[.E30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Issaifaite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F</text:p>
          </table:table-cell>
          <table:table-cell office:value-type="date" office:date-value="1952-01-11" calcext:value-type="date">
            <text:p>11/01/52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31])" office:value-type="float" office:value="64" calcext:value-type="float">
            <text:p>64</text:p>
          </table:table-cell>
          <table:table-cell table:formula="of:=IF([.F31]&lt;[.$B$5];[.$B$6];IF([.F31]&lt;[.$C$5];[.$C$6];[.$D$6]))" office:value-type="string" office:string-value="adulte" calcext:value-type="string">
            <text:p>adulte</text:p>
          </table:table-cell>
          <table:table-cell table:formula="of:=IF([.F31]&lt;[.$B$5];[.$B$7];IF([.F31]&lt;[.$C$5];[.$C$7];[.$D$7]))" office:value-type="percentage" office:value="0" calcext:value-type="percentage">
            <text:p>0,00%</text:p>
          </table:table-cell>
          <table:table-cell table:formula="of:=(1-[.H31])*[.$B$3]" office:value-type="currency" office:currency="EUR" office:value="120" calcext:value-type="currency">
            <text:p>120 €</text:p>
          </table:table-cell>
          <table:table-cell table:formula="of:=[.I31]-[.E31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Eulssai</text:p>
          </table:table-cell>
          <table:table-cell office:value-type="string" calcext:value-type="string">
            <text:p>Edwige</text:p>
          </table:table-cell>
          <table:table-cell office:value-type="string" calcext:value-type="string">
            <text:p>G</text:p>
          </table:table-cell>
          <table:table-cell office:value-type="date" office:date-value="1973-06-10" calcext:value-type="date">
            <text:p>10/06/73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32])" office:value-type="float" office:value="43" calcext:value-type="float">
            <text:p>43</text:p>
          </table:table-cell>
          <table:table-cell table:formula="of:=IF([.F32]&lt;[.$B$5];[.$B$6];IF([.F32]&lt;[.$C$5];[.$C$6];[.$D$6]))" office:value-type="string" office:string-value="adulte" calcext:value-type="string">
            <text:p>adulte</text:p>
          </table:table-cell>
          <table:table-cell table:formula="of:=IF([.F32]&lt;[.$B$5];[.$B$7];IF([.F32]&lt;[.$C$5];[.$C$7];[.$D$7]))" office:value-type="percentage" office:value="0" calcext:value-type="percentage">
            <text:p>0,00%</text:p>
          </table:table-cell>
          <table:table-cell table:formula="of:=(1-[.H32])*[.$B$3]" office:value-type="currency" office:currency="EUR" office:value="120" calcext:value-type="currency">
            <text:p>120 €</text:p>
          </table:table-cell>
          <table:table-cell table:formula="of:=[.I32]-[.E3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rne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G</text:p>
          </table:table-cell>
          <table:table-cell office:value-type="date" office:date-value="2005-03-21" calcext:value-type="date">
            <text:p>21/03/05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33])" office:value-type="float" office:value="11" calcext:value-type="float">
            <text:p>11</text:p>
          </table:table-cell>
          <table:table-cell table:formula="of:=IF([.F33]&lt;[.$B$5];[.$B$6];IF([.F33]&lt;[.$C$5];[.$C$6];[.$D$6]))" office:value-type="string" office:string-value="junior" calcext:value-type="string">
            <text:p>junior</text:p>
          </table:table-cell>
          <table:table-cell table:formula="of:=IF([.F33]&lt;[.$B$5];[.$B$7];IF([.F33]&lt;[.$C$5];[.$C$7];[.$D$7]))" office:value-type="percentage" office:value="0.4" calcext:value-type="percentage">
            <text:p>40,00%</text:p>
          </table:table-cell>
          <table:table-cell table:formula="of:=(1-[.H33])*[.$B$3]" office:value-type="currency" office:currency="EUR" office:value="72" calcext:value-type="currency">
            <text:p>72 €</text:p>
          </table:table-cell>
          <table:table-cell table:formula="of:=[.I33]-[.E3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Sanse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G</text:p>
          </table:table-cell>
          <table:table-cell office:value-type="date" office:date-value="1967-08-08" calcext:value-type="date">
            <text:p>08/08/67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34])" office:value-type="float" office:value="49" calcext:value-type="float">
            <text:p>49</text:p>
          </table:table-cell>
          <table:table-cell table:formula="of:=IF([.F34]&lt;[.$B$5];[.$B$6];IF([.F34]&lt;[.$C$5];[.$C$6];[.$D$6]))" office:value-type="string" office:string-value="adulte" calcext:value-type="string">
            <text:p>adulte</text:p>
          </table:table-cell>
          <table:table-cell table:formula="of:=IF([.F34]&lt;[.$B$5];[.$B$7];IF([.F34]&lt;[.$C$5];[.$C$7];[.$D$7]))" office:value-type="percentage" office:value="0" calcext:value-type="percentage">
            <text:p>0,00%</text:p>
          </table:table-cell>
          <table:table-cell table:formula="of:=(1-[.H34])*[.$B$3]" office:value-type="currency" office:currency="EUR" office:value="120" calcext:value-type="currency">
            <text:p>120 €</text:p>
          </table:table-cell>
          <table:table-cell table:formula="of:=[.I34]-[.E34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Oleihome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G</text:p>
          </table:table-cell>
          <table:table-cell office:value-type="date" office:date-value="1968-01-03" calcext:value-type="date">
            <text:p>03/01/68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35])" office:value-type="float" office:value="48" calcext:value-type="float">
            <text:p>48</text:p>
          </table:table-cell>
          <table:table-cell table:formula="of:=IF([.F35]&lt;[.$B$5];[.$B$6];IF([.F35]&lt;[.$C$5];[.$C$6];[.$D$6]))" office:value-type="string" office:string-value="adulte" calcext:value-type="string">
            <text:p>adulte</text:p>
          </table:table-cell>
          <table:table-cell table:formula="of:=IF([.F35]&lt;[.$B$5];[.$B$7];IF([.F35]&lt;[.$C$5];[.$C$7];[.$D$7]))" office:value-type="percentage" office:value="0" calcext:value-type="percentage">
            <text:p>0,00%</text:p>
          </table:table-cell>
          <table:table-cell table:formula="of:=(1-[.H35])*[.$B$3]" office:value-type="currency" office:currency="EUR" office:value="120" calcext:value-type="currency">
            <text:p>120 €</text:p>
          </table:table-cell>
          <table:table-cell table:formula="of:=[.I35]-[.E35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irinaire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G</text:p>
          </table:table-cell>
          <table:table-cell office:value-type="date" office:date-value="1999-05-19" calcext:value-type="date">
            <text:p>19/05/99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36])" office:value-type="float" office:value="17" calcext:value-type="float">
            <text:p>17</text:p>
          </table:table-cell>
          <table:table-cell table:formula="of:=IF([.F36]&lt;[.$B$5];[.$B$6];IF([.F36]&lt;[.$C$5];[.$C$6];[.$D$6]))" office:value-type="string" office:string-value="junior" calcext:value-type="string">
            <text:p>junior</text:p>
          </table:table-cell>
          <table:table-cell table:formula="of:=IF([.F36]&lt;[.$B$5];[.$B$7];IF([.F36]&lt;[.$C$5];[.$C$7];[.$D$7]))" office:value-type="percentage" office:value="0.4" calcext:value-type="percentage">
            <text:p>40,00%</text:p>
          </table:table-cell>
          <table:table-cell table:formula="of:=(1-[.H36])*[.$B$3]" office:value-type="currency" office:currency="EUR" office:value="72" calcext:value-type="currency">
            <text:p>72 €</text:p>
          </table:table-cell>
          <table:table-cell table:formula="of:=[.I36]-[.E36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Kussonet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</text:p>
          </table:table-cell>
          <table:table-cell office:value-type="date" office:date-value="1999-12-20" calcext:value-type="date">
            <text:p>20/12/99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37])" office:value-type="float" office:value="17" calcext:value-type="float">
            <text:p>17</text:p>
          </table:table-cell>
          <table:table-cell table:formula="of:=IF([.F37]&lt;[.$B$5];[.$B$6];IF([.F37]&lt;[.$C$5];[.$C$6];[.$D$6]))" office:value-type="string" office:string-value="junior" calcext:value-type="string">
            <text:p>junior</text:p>
          </table:table-cell>
          <table:table-cell table:formula="of:=IF([.F37]&lt;[.$B$5];[.$B$7];IF([.F37]&lt;[.$C$5];[.$C$7];[.$D$7]))" office:value-type="percentage" office:value="0.4" calcext:value-type="percentage">
            <text:p>40,00%</text:p>
          </table:table-cell>
          <table:table-cell table:formula="of:=(1-[.H37])*[.$B$3]" office:value-type="currency" office:currency="EUR" office:value="72" calcext:value-type="currency">
            <text:p>72 €</text:p>
          </table:table-cell>
          <table:table-cell table:formula="of:=[.I37]-[.E37]" office:value-type="currency" office:currency="EUR" office:value="36" calcext:value-type="currency">
            <text:p>36 €</text:p>
          </table:table-cell>
        </table:table-row>
        <table:table-row table:style-name="ro2">
          <table:table-cell office:value-type="string" calcext:value-type="string">
            <text:p>Ayencoin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G</text:p>
          </table:table-cell>
          <table:table-cell office:value-type="date" office:date-value="1985-03-12" calcext:value-type="date">
            <text:p>12/03/8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38])" office:value-type="float" office:value="31" calcext:value-type="float">
            <text:p>31</text:p>
          </table:table-cell>
          <table:table-cell table:formula="of:=IF([.F38]&lt;[.$B$5];[.$B$6];IF([.F38]&lt;[.$C$5];[.$C$6];[.$D$6]))" office:value-type="string" office:string-value="adulte" calcext:value-type="string">
            <text:p>adulte</text:p>
          </table:table-cell>
          <table:table-cell table:formula="of:=IF([.F38]&lt;[.$B$5];[.$B$7];IF([.F38]&lt;[.$C$5];[.$C$7];[.$D$7]))" office:value-type="percentage" office:value="0" calcext:value-type="percentage">
            <text:p>0,00%</text:p>
          </table:table-cell>
          <table:table-cell table:formula="of:=(1-[.H38])*[.$B$3]" office:value-type="currency" office:currency="EUR" office:value="120" calcext:value-type="currency">
            <text:p>120 €</text:p>
          </table:table-cell>
          <table:table-cell table:formula="of:=[.I38]-[.E3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tta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F</text:p>
          </table:table-cell>
          <table:table-cell office:value-type="date" office:date-value="1984-08-11" calcext:value-type="date">
            <text:p>11/08/8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39])" office:value-type="float" office:value="32" calcext:value-type="float">
            <text:p>32</text:p>
          </table:table-cell>
          <table:table-cell table:formula="of:=IF([.F39]&lt;[.$B$5];[.$B$6];IF([.F39]&lt;[.$C$5];[.$C$6];[.$D$6]))" office:value-type="string" office:string-value="adulte" calcext:value-type="string">
            <text:p>adulte</text:p>
          </table:table-cell>
          <table:table-cell table:formula="of:=IF([.F39]&lt;[.$B$5];[.$B$7];IF([.F39]&lt;[.$C$5];[.$C$7];[.$D$7]))" office:value-type="percentage" office:value="0" calcext:value-type="percentage">
            <text:p>0,00%</text:p>
          </table:table-cell>
          <table:table-cell table:formula="of:=(1-[.H39])*[.$B$3]" office:value-type="currency" office:currency="EUR" office:value="120" calcext:value-type="currency">
            <text:p>120 €</text:p>
          </table:table-cell>
          <table:table-cell table:formula="of:=[.I39]-[.E3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Monte Le Poil</text:p>
          </table:table-cell>
          <table:table-cell office:value-type="string" calcext:value-type="string">
            <text:p>Geoffroy</text:p>
          </table:table-cell>
          <table:table-cell office:value-type="string" calcext:value-type="string">
            <text:p>F</text:p>
          </table:table-cell>
          <table:table-cell office:value-type="date" office:date-value="1970-06-02" calcext:value-type="date">
            <text:p>02/06/7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40])" office:value-type="float" office:value="46" calcext:value-type="float">
            <text:p>46</text:p>
          </table:table-cell>
          <table:table-cell table:formula="of:=IF([.F40]&lt;[.$B$5];[.$B$6];IF([.F40]&lt;[.$C$5];[.$C$6];[.$D$6]))" office:value-type="string" office:string-value="adulte" calcext:value-type="string">
            <text:p>adulte</text:p>
          </table:table-cell>
          <table:table-cell table:formula="of:=IF([.F40]&lt;[.$B$5];[.$B$7];IF([.F40]&lt;[.$C$5];[.$C$7];[.$D$7]))" office:value-type="percentage" office:value="0" calcext:value-type="percentage">
            <text:p>0,00%</text:p>
          </table:table-cell>
          <table:table-cell table:formula="of:=(1-[.H40])*[.$B$3]" office:value-type="currency" office:currency="EUR" office:value="120" calcext:value-type="currency">
            <text:p>120 €</text:p>
          </table:table-cell>
          <table:table-cell table:formula="of:=[.I40]-[.E40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Peusseussoir</text:p>
          </table:table-cell>
          <table:table-cell office:value-type="string" calcext:value-type="string">
            <text:p>Saturnin</text:p>
          </table:table-cell>
          <table:table-cell office:value-type="string" calcext:value-type="string">
            <text:p>F</text:p>
          </table:table-cell>
          <table:table-cell office:value-type="date" office:date-value="1950-12-03" calcext:value-type="date">
            <text:p>03/12/50</text:p>
          </table:table-cell>
          <table:table-cell office:value-type="currency" office:currency="EUR" office:value="48" calcext:value-type="currency">
            <text:p>48 €</text:p>
          </table:table-cell>
          <table:table-cell table:formula="of:=[.$B$2] - YEAR([.D41])" office:value-type="float" office:value="66" calcext:value-type="float">
            <text:p>66</text:p>
          </table:table-cell>
          <table:table-cell table:formula="of:=IF([.F41]&lt;[.$B$5];[.$B$6];IF([.F41]&lt;[.$C$5];[.$C$6];[.$D$6]))" office:value-type="string" office:string-value="senior" calcext:value-type="string">
            <text:p>senior</text:p>
          </table:table-cell>
          <table:table-cell table:formula="of:=IF([.F41]&lt;[.$B$5];[.$B$7];IF([.F41]&lt;[.$C$5];[.$C$7];[.$D$7]))" office:value-type="percentage" office:value="0.2" calcext:value-type="percentage">
            <text:p>20,00%</text:p>
          </table:table-cell>
          <table:table-cell table:formula="of:=(1-[.H41])*[.$B$3]" office:value-type="currency" office:currency="EUR" office:value="96" calcext:value-type="currency">
            <text:p>96 €</text:p>
          </table:table-cell>
          <table:table-cell table:formula="of:=[.I41]-[.E41]" office:value-type="currency" office:currency="EUR" office:value="48" calcext:value-type="currency">
            <text:p>48 €</text:p>
          </table:table-cell>
        </table:table-row>
        <table:table-row table:style-name="ro2">
          <table:table-cell office:value-type="string" calcext:value-type="string">
            <text:p>Sansonner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</text:p>
          </table:table-cell>
          <table:table-cell office:value-type="date" office:date-value="2005-01-02" calcext:value-type="date">
            <text:p>02/01/05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42])" office:value-type="float" office:value="11" calcext:value-type="float">
            <text:p>11</text:p>
          </table:table-cell>
          <table:table-cell table:formula="of:=IF([.F42]&lt;[.$B$5];[.$B$6];IF([.F42]&lt;[.$C$5];[.$C$6];[.$D$6]))" office:value-type="string" office:string-value="junior" calcext:value-type="string">
            <text:p>junior</text:p>
          </table:table-cell>
          <table:table-cell table:formula="of:=IF([.F42]&lt;[.$B$5];[.$B$7];IF([.F42]&lt;[.$C$5];[.$C$7];[.$D$7]))" office:value-type="percentage" office:value="0.4" calcext:value-type="percentage">
            <text:p>40,00%</text:p>
          </table:table-cell>
          <table:table-cell table:formula="of:=(1-[.H42])*[.$B$3]" office:value-type="currency" office:currency="EUR" office:value="72" calcext:value-type="currency">
            <text:p>72 €</text:p>
          </table:table-cell>
          <table:table-cell table:formula="of:=[.I42]-[.E4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Sanfraper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G</text:p>
          </table:table-cell>
          <table:table-cell office:value-type="date" office:date-value="1960-03-21" calcext:value-type="date">
            <text:p>21/03/6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43])" office:value-type="float" office:value="56" calcext:value-type="float">
            <text:p>56</text:p>
          </table:table-cell>
          <table:table-cell table:formula="of:=IF([.F43]&lt;[.$B$5];[.$B$6];IF([.F43]&lt;[.$C$5];[.$C$6];[.$D$6]))" office:value-type="string" office:string-value="adulte" calcext:value-type="string">
            <text:p>adulte</text:p>
          </table:table-cell>
          <table:table-cell table:formula="of:=IF([.F43]&lt;[.$B$5];[.$B$7];IF([.F43]&lt;[.$C$5];[.$C$7];[.$D$7]))" office:value-type="percentage" office:value="0" calcext:value-type="percentage">
            <text:p>0,00%</text:p>
          </table:table-cell>
          <table:table-cell table:formula="of:=(1-[.H43])*[.$B$3]" office:value-type="currency" office:currency="EUR" office:value="120" calcext:value-type="currency">
            <text:p>120 €</text:p>
          </table:table-cell>
          <table:table-cell table:formula="of:=[.I43]-[.E4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urine</text:p>
          </table:table-cell>
          <table:table-cell office:value-type="string" calcext:value-type="string">
            <text:p>Anne-Alice</text:p>
          </table:table-cell>
          <table:table-cell office:value-type="string" calcext:value-type="string">
            <text:p>F</text:p>
          </table:table-cell>
          <table:table-cell office:value-type="date" office:date-value="1946-10-20" calcext:value-type="date">
            <text:p>20/10/46</text:p>
          </table:table-cell>
          <table:table-cell office:value-type="currency" office:currency="EUR" office:value="96" calcext:value-type="currency">
            <text:p>96 €</text:p>
          </table:table-cell>
          <table:table-cell table:formula="of:=[.$B$2] - YEAR([.D44])" office:value-type="float" office:value="70" calcext:value-type="float">
            <text:p>70</text:p>
          </table:table-cell>
          <table:table-cell table:formula="of:=IF([.F44]&lt;[.$B$5];[.$B$6];IF([.F44]&lt;[.$C$5];[.$C$6];[.$D$6]))" office:value-type="string" office:string-value="senior" calcext:value-type="string">
            <text:p>senior</text:p>
          </table:table-cell>
          <table:table-cell table:formula="of:=IF([.F44]&lt;[.$B$5];[.$B$7];IF([.F44]&lt;[.$C$5];[.$C$7];[.$D$7]))" office:value-type="percentage" office:value="0.2" calcext:value-type="percentage">
            <text:p>20,00%</text:p>
          </table:table-cell>
          <table:table-cell table:formula="of:=(1-[.H44])*[.$B$3]" office:value-type="currency" office:currency="EUR" office:value="96" calcext:value-type="currency">
            <text:p>96 €</text:p>
          </table:table-cell>
          <table:table-cell table:formula="of:=[.I44]-[.E44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eussan</text:p>
          </table:table-cell>
          <table:table-cell office:value-type="string" calcext:value-type="string">
            <text:p>Anne-Alice</text:p>
          </table:table-cell>
          <table:table-cell office:value-type="string" calcext:value-type="string">
            <text:p>F</text:p>
          </table:table-cell>
          <table:table-cell office:value-type="date" office:date-value="1969-01-07" calcext:value-type="date">
            <text:p>07/01/69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45])" office:value-type="float" office:value="47" calcext:value-type="float">
            <text:p>47</text:p>
          </table:table-cell>
          <table:table-cell table:formula="of:=IF([.F45]&lt;[.$B$5];[.$B$6];IF([.F45]&lt;[.$C$5];[.$C$6];[.$D$6]))" office:value-type="string" office:string-value="adulte" calcext:value-type="string">
            <text:p>adulte</text:p>
          </table:table-cell>
          <table:table-cell table:formula="of:=IF([.F45]&lt;[.$B$5];[.$B$7];IF([.F45]&lt;[.$C$5];[.$C$7];[.$D$7]))" office:value-type="percentage" office:value="0" calcext:value-type="percentage">
            <text:p>0,00%</text:p>
          </table:table-cell>
          <table:table-cell table:formula="of:=(1-[.H45])*[.$B$3]" office:value-type="currency" office:currency="EUR" office:value="120" calcext:value-type="currency">
            <text:p>120 €</text:p>
          </table:table-cell>
          <table:table-cell table:formula="of:=[.I45]-[.E45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Baul</text:p>
          </table:table-cell>
          <table:table-cell office:value-type="string" calcext:value-type="string">
            <text:p>Gérald</text:p>
          </table:table-cell>
          <table:table-cell office:value-type="string" calcext:value-type="string">
            <text:p>G</text:p>
          </table:table-cell>
          <table:table-cell office:value-type="date" office:date-value="2004-01-01" calcext:value-type="date">
            <text:p>01/01/0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46])" office:value-type="float" office:value="12" calcext:value-type="float">
            <text:p>12</text:p>
          </table:table-cell>
          <table:table-cell table:formula="of:=IF([.F46]&lt;[.$B$5];[.$B$6];IF([.F46]&lt;[.$C$5];[.$C$6];[.$D$6]))" office:value-type="string" office:string-value="junior" calcext:value-type="string">
            <text:p>junior</text:p>
          </table:table-cell>
          <table:table-cell table:formula="of:=IF([.F46]&lt;[.$B$5];[.$B$7];IF([.F46]&lt;[.$C$5];[.$C$7];[.$D$7]))" office:value-type="percentage" office:value="0.4" calcext:value-type="percentage">
            <text:p>40,00%</text:p>
          </table:table-cell>
          <table:table-cell table:formula="of:=(1-[.H46])*[.$B$3]" office:value-type="currency" office:currency="EUR" office:value="72" calcext:value-type="currency">
            <text:p>72 €</text:p>
          </table:table-cell>
          <table:table-cell table:formula="of:=[.I46]-[.E46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Mayard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F</text:p>
          </table:table-cell>
          <table:table-cell office:value-type="date" office:date-value="1973-12-20" calcext:value-type="date">
            <text:p>20/12/73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47])" office:value-type="float" office:value="43" calcext:value-type="float">
            <text:p>43</text:p>
          </table:table-cell>
          <table:table-cell table:formula="of:=IF([.F47]&lt;[.$B$5];[.$B$6];IF([.F47]&lt;[.$C$5];[.$C$6];[.$D$6]))" office:value-type="string" office:string-value="adulte" calcext:value-type="string">
            <text:p>adulte</text:p>
          </table:table-cell>
          <table:table-cell table:formula="of:=IF([.F47]&lt;[.$B$5];[.$B$7];IF([.F47]&lt;[.$C$5];[.$C$7];[.$D$7]))" office:value-type="percentage" office:value="0" calcext:value-type="percentage">
            <text:p>0,00%</text:p>
          </table:table-cell>
          <table:table-cell table:formula="of:=(1-[.H47])*[.$B$3]" office:value-type="currency" office:currency="EUR" office:value="120" calcext:value-type="currency">
            <text:p>120 €</text:p>
          </table:table-cell>
          <table:table-cell table:formula="of:=[.I47]-[.E47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Bienlepeti</text:p>
          </table:table-cell>
          <table:table-cell office:value-type="string" calcext:value-type="string">
            <text:p>Ambroise</text:p>
          </table:table-cell>
          <table:table-cell office:value-type="string" calcext:value-type="string">
            <text:p>G</text:p>
          </table:table-cell>
          <table:table-cell office:value-type="date" office:date-value="2004-03-05" calcext:value-type="date">
            <text:p>05/03/0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48])" office:value-type="float" office:value="12" calcext:value-type="float">
            <text:p>12</text:p>
          </table:table-cell>
          <table:table-cell table:formula="of:=IF([.F48]&lt;[.$B$5];[.$B$6];IF([.F48]&lt;[.$C$5];[.$C$6];[.$D$6]))" office:value-type="string" office:string-value="junior" calcext:value-type="string">
            <text:p>junior</text:p>
          </table:table-cell>
          <table:table-cell table:formula="of:=IF([.F48]&lt;[.$B$5];[.$B$7];IF([.F48]&lt;[.$C$5];[.$C$7];[.$D$7]))" office:value-type="percentage" office:value="0.4" calcext:value-type="percentage">
            <text:p>40,00%</text:p>
          </table:table-cell>
          <table:table-cell table:formula="of:=(1-[.H48])*[.$B$3]" office:value-type="currency" office:currency="EUR" office:value="72" calcext:value-type="currency">
            <text:p>72 €</text:p>
          </table:table-cell>
          <table:table-cell table:formula="of:=[.I48]-[.E4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Eumoileu</text:p>
          </table:table-cell>
          <table:table-cell office:value-type="string" calcext:value-type="string">
            <text:p>Odile</text:p>
          </table:table-cell>
          <table:table-cell office:value-type="string" calcext:value-type="string">
            <text:p>F</text:p>
          </table:table-cell>
          <table:table-cell office:value-type="date" office:date-value="1989-06-22" calcext:value-type="date">
            <text:p>22/06/8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49])" office:value-type="float" office:value="27" calcext:value-type="float">
            <text:p>27</text:p>
          </table:table-cell>
          <table:table-cell table:formula="of:=IF([.F49]&lt;[.$B$5];[.$B$6];IF([.F49]&lt;[.$C$5];[.$C$6];[.$D$6]))" office:value-type="string" office:string-value="adulte" calcext:value-type="string">
            <text:p>adulte</text:p>
          </table:table-cell>
          <table:table-cell table:formula="of:=IF([.F49]&lt;[.$B$5];[.$B$7];IF([.F49]&lt;[.$C$5];[.$C$7];[.$D$7]))" office:value-type="percentage" office:value="0" calcext:value-type="percentage">
            <text:p>0,00%</text:p>
          </table:table-cell>
          <table:table-cell table:formula="of:=(1-[.H49])*[.$B$3]" office:value-type="currency" office:currency="EUR" office:value="120" calcext:value-type="currency">
            <text:p>120 €</text:p>
          </table:table-cell>
          <table:table-cell table:formula="of:=[.I49]-[.E4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Leuceipa</text:p>
          </table:table-cell>
          <table:table-cell office:value-type="string" calcext:value-type="string">
            <text:p>Judicaël</text:p>
          </table:table-cell>
          <table:table-cell office:value-type="string" calcext:value-type="string">
            <text:p>F</text:p>
          </table:table-cell>
          <table:table-cell office:value-type="date" office:date-value="1952-12-28" calcext:value-type="date">
            <text:p>28/12/5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0])" office:value-type="float" office:value="64" calcext:value-type="float">
            <text:p>64</text:p>
          </table:table-cell>
          <table:table-cell table:formula="of:=IF([.F50]&lt;[.$B$5];[.$B$6];IF([.F50]&lt;[.$C$5];[.$C$6];[.$D$6]))" office:value-type="string" office:string-value="adulte" calcext:value-type="string">
            <text:p>adulte</text:p>
          </table:table-cell>
          <table:table-cell table:formula="of:=IF([.F50]&lt;[.$B$5];[.$B$7];IF([.F50]&lt;[.$C$5];[.$C$7];[.$D$7]))" office:value-type="percentage" office:value="0" calcext:value-type="percentage">
            <text:p>0,00%</text:p>
          </table:table-cell>
          <table:table-cell table:formula="of:=(1-[.H50])*[.$B$3]" office:value-type="currency" office:currency="EUR" office:value="120" calcext:value-type="currency">
            <text:p>120 €</text:p>
          </table:table-cell>
          <table:table-cell table:formula="of:=[.I50]-[.E50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Pavumirza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G</text:p>
          </table:table-cell>
          <table:table-cell office:value-type="date" office:date-value="1987-12-15" calcext:value-type="date">
            <text:p>15/12/8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1])" office:value-type="float" office:value="29" calcext:value-type="float">
            <text:p>29</text:p>
          </table:table-cell>
          <table:table-cell table:formula="of:=IF([.F51]&lt;[.$B$5];[.$B$6];IF([.F51]&lt;[.$C$5];[.$C$6];[.$D$6]))" office:value-type="string" office:string-value="adulte" calcext:value-type="string">
            <text:p>adulte</text:p>
          </table:table-cell>
          <table:table-cell table:formula="of:=IF([.F51]&lt;[.$B$5];[.$B$7];IF([.F51]&lt;[.$C$5];[.$C$7];[.$D$7]))" office:value-type="percentage" office:value="0" calcext:value-type="percentage">
            <text:p>0,00%</text:p>
          </table:table-cell>
          <table:table-cell table:formula="of:=(1-[.H51])*[.$B$3]" office:value-type="currency" office:currency="EUR" office:value="120" calcext:value-type="currency">
            <text:p>120 €</text:p>
          </table:table-cell>
          <table:table-cell table:formula="of:=[.I51]-[.E51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Comarespire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G</text:p>
          </table:table-cell>
          <table:table-cell office:value-type="date" office:date-value="1991-05-24" calcext:value-type="date">
            <text:p>24/05/9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2])" office:value-type="float" office:value="25" calcext:value-type="float">
            <text:p>25</text:p>
          </table:table-cell>
          <table:table-cell table:formula="of:=IF([.F52]&lt;[.$B$5];[.$B$6];IF([.F52]&lt;[.$C$5];[.$C$6];[.$D$6]))" office:value-type="string" office:string-value="adulte" calcext:value-type="string">
            <text:p>adulte</text:p>
          </table:table-cell>
          <table:table-cell table:formula="of:=IF([.F52]&lt;[.$B$5];[.$B$7];IF([.F52]&lt;[.$C$5];[.$C$7];[.$D$7]))" office:value-type="percentage" office:value="0" calcext:value-type="percentage">
            <text:p>0,00%</text:p>
          </table:table-cell>
          <table:table-cell table:formula="of:=(1-[.H52])*[.$B$3]" office:value-type="currency" office:currency="EUR" office:value="120" calcext:value-type="currency">
            <text:p>120 €</text:p>
          </table:table-cell>
          <table:table-cell table:formula="of:=[.I52]-[.E5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O'Balcon</text:p>
          </table:table-cell>
          <table:table-cell office:value-type="string" calcext:value-type="string">
            <text:p>Noël</text:p>
          </table:table-cell>
          <table:table-cell office:value-type="string" calcext:value-type="string">
            <text:p>G</text:p>
          </table:table-cell>
          <table:table-cell office:value-type="date" office:date-value="1965-10-22" calcext:value-type="date">
            <text:p>22/10/6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3])" office:value-type="float" office:value="51" calcext:value-type="float">
            <text:p>51</text:p>
          </table:table-cell>
          <table:table-cell table:formula="of:=IF([.F53]&lt;[.$B$5];[.$B$6];IF([.F53]&lt;[.$C$5];[.$C$6];[.$D$6]))" office:value-type="string" office:string-value="adulte" calcext:value-type="string">
            <text:p>adulte</text:p>
          </table:table-cell>
          <table:table-cell table:formula="of:=IF([.F53]&lt;[.$B$5];[.$B$7];IF([.F53]&lt;[.$C$5];[.$C$7];[.$D$7]))" office:value-type="percentage" office:value="0" calcext:value-type="percentage">
            <text:p>0,00%</text:p>
          </table:table-cell>
          <table:table-cell table:formula="of:=(1-[.H53])*[.$B$3]" office:value-type="currency" office:currency="EUR" office:value="120" calcext:value-type="currency">
            <text:p>120 €</text:p>
          </table:table-cell>
          <table:table-cell table:formula="of:=[.I53]-[.E5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Vozafair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F</text:p>
          </table:table-cell>
          <table:table-cell office:value-type="date" office:date-value="1971-06-30" calcext:value-type="date">
            <text:p>30/06/7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4])" office:value-type="float" office:value="45" calcext:value-type="float">
            <text:p>45</text:p>
          </table:table-cell>
          <table:table-cell table:formula="of:=IF([.F54]&lt;[.$B$5];[.$B$6];IF([.F54]&lt;[.$C$5];[.$C$6];[.$D$6]))" office:value-type="string" office:string-value="adulte" calcext:value-type="string">
            <text:p>adulte</text:p>
          </table:table-cell>
          <table:table-cell table:formula="of:=IF([.F54]&lt;[.$B$5];[.$B$7];IF([.F54]&lt;[.$C$5];[.$C$7];[.$D$7]))" office:value-type="percentage" office:value="0" calcext:value-type="percentage">
            <text:p>0,00%</text:p>
          </table:table-cell>
          <table:table-cell table:formula="of:=(1-[.H54])*[.$B$3]" office:value-type="currency" office:currency="EUR" office:value="120" calcext:value-type="currency">
            <text:p>120 €</text:p>
          </table:table-cell>
          <table:table-cell table:formula="of:=[.I54]-[.E54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nchier</text:p>
          </table:table-cell>
          <table:table-cell office:value-type="string" calcext:value-type="string">
            <text:p>Yvon</text:p>
          </table:table-cell>
          <table:table-cell office:value-type="string" calcext:value-type="string">
            <text:p>G</text:p>
          </table:table-cell>
          <table:table-cell office:value-type="date" office:date-value="1993-04-22" calcext:value-type="date">
            <text:p>22/04/93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55])" office:value-type="float" office:value="23" calcext:value-type="float">
            <text:p>23</text:p>
          </table:table-cell>
          <table:table-cell table:formula="of:=IF([.F55]&lt;[.$B$5];[.$B$6];IF([.F55]&lt;[.$C$5];[.$C$6];[.$D$6]))" office:value-type="string" office:string-value="junior" calcext:value-type="string">
            <text:p>junior</text:p>
          </table:table-cell>
          <table:table-cell table:formula="of:=IF([.F55]&lt;[.$B$5];[.$B$7];IF([.F55]&lt;[.$C$5];[.$C$7];[.$D$7]))" office:value-type="percentage" office:value="0.4" calcext:value-type="percentage">
            <text:p>40,00%</text:p>
          </table:table-cell>
          <table:table-cell table:formula="of:=(1-[.H55])*[.$B$3]" office:value-type="currency" office:currency="EUR" office:value="72" calcext:value-type="currency">
            <text:p>72 €</text:p>
          </table:table-cell>
          <table:table-cell table:formula="of:=[.I55]-[.E55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Tombay</text:p>
          </table:table-cell>
          <table:table-cell office:value-type="string" calcext:value-type="string">
            <text:p>Yvon</text:p>
          </table:table-cell>
          <table:table-cell office:value-type="string" calcext:value-type="string">
            <text:p>F</text:p>
          </table:table-cell>
          <table:table-cell office:value-type="date" office:date-value="1972-03-31" calcext:value-type="date">
            <text:p>31/03/72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56])" office:value-type="float" office:value="44" calcext:value-type="float">
            <text:p>44</text:p>
          </table:table-cell>
          <table:table-cell table:formula="of:=IF([.F56]&lt;[.$B$5];[.$B$6];IF([.F56]&lt;[.$C$5];[.$C$6];[.$D$6]))" office:value-type="string" office:string-value="adulte" calcext:value-type="string">
            <text:p>adulte</text:p>
          </table:table-cell>
          <table:table-cell table:formula="of:=IF([.F56]&lt;[.$B$5];[.$B$7];IF([.F56]&lt;[.$C$5];[.$C$7];[.$D$7]))" office:value-type="percentage" office:value="0" calcext:value-type="percentage">
            <text:p>0,00%</text:p>
          </table:table-cell>
          <table:table-cell table:formula="of:=(1-[.H56])*[.$B$3]" office:value-type="currency" office:currency="EUR" office:value="120" calcext:value-type="currency">
            <text:p>120 €</text:p>
          </table:table-cell>
          <table:table-cell table:formula="of:=[.I56]-[.E56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Imbute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G</text:p>
          </table:table-cell>
          <table:table-cell office:value-type="date" office:date-value="1996-10-01" calcext:value-type="date">
            <text:p>01/10/96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57])" office:value-type="float" office:value="20" calcext:value-type="float">
            <text:p>20</text:p>
          </table:table-cell>
          <table:table-cell table:formula="of:=IF([.F57]&lt;[.$B$5];[.$B$6];IF([.F57]&lt;[.$C$5];[.$C$6];[.$D$6]))" office:value-type="string" office:string-value="junior" calcext:value-type="string">
            <text:p>junior</text:p>
          </table:table-cell>
          <table:table-cell table:formula="of:=IF([.F57]&lt;[.$B$5];[.$B$7];IF([.F57]&lt;[.$C$5];[.$C$7];[.$D$7]))" office:value-type="percentage" office:value="0.4" calcext:value-type="percentage">
            <text:p>40,00%</text:p>
          </table:table-cell>
          <table:table-cell table:formula="of:=(1-[.H57])*[.$B$3]" office:value-type="currency" office:currency="EUR" office:value="72" calcext:value-type="currency">
            <text:p>72 €</text:p>
          </table:table-cell>
          <table:table-cell table:formula="of:=[.I57]-[.E57]" office:value-type="currency" office:currency="EUR" office:value="36" calcext:value-type="currency">
            <text:p>36 €</text:p>
          </table:table-cell>
        </table:table-row>
        <table:table-row table:style-name="ro2">
          <table:table-cell office:value-type="string" calcext:value-type="string">
            <text:p>Beurgueur</text:p>
          </table:table-cell>
          <table:table-cell office:value-type="string" calcext:value-type="string">
            <text:p>Cochise</text:p>
          </table:table-cell>
          <table:table-cell office:value-type="string" calcext:value-type="string">
            <text:p>F</text:p>
          </table:table-cell>
          <table:table-cell office:value-type="date" office:date-value="1998-05-31" calcext:value-type="date">
            <text:p>31/05/98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58])" office:value-type="float" office:value="18" calcext:value-type="float">
            <text:p>18</text:p>
          </table:table-cell>
          <table:table-cell table:formula="of:=IF([.F58]&lt;[.$B$5];[.$B$6];IF([.F58]&lt;[.$C$5];[.$C$6];[.$D$6]))" office:value-type="string" office:string-value="junior" calcext:value-type="string">
            <text:p>junior</text:p>
          </table:table-cell>
          <table:table-cell table:formula="of:=IF([.F58]&lt;[.$B$5];[.$B$7];IF([.F58]&lt;[.$C$5];[.$C$7];[.$D$7]))" office:value-type="percentage" office:value="0.4" calcext:value-type="percentage">
            <text:p>40,00%</text:p>
          </table:table-cell>
          <table:table-cell table:formula="of:=(1-[.H58])*[.$B$3]" office:value-type="currency" office:currency="EUR" office:value="72" calcext:value-type="currency">
            <text:p>72 €</text:p>
          </table:table-cell>
          <table:table-cell table:formula="of:=[.I58]-[.E5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Bondeparm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G</text:p>
          </table:table-cell>
          <table:table-cell office:value-type="date" office:date-value="2002-01-14" calcext:value-type="date">
            <text:p>14/01/02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59])" office:value-type="float" office:value="14" calcext:value-type="float">
            <text:p>14</text:p>
          </table:table-cell>
          <table:table-cell table:formula="of:=IF([.F59]&lt;[.$B$5];[.$B$6];IF([.F59]&lt;[.$C$5];[.$C$6];[.$D$6]))" office:value-type="string" office:string-value="junior" calcext:value-type="string">
            <text:p>junior</text:p>
          </table:table-cell>
          <table:table-cell table:formula="of:=IF([.F59]&lt;[.$B$5];[.$B$7];IF([.F59]&lt;[.$C$5];[.$C$7];[.$D$7]))" office:value-type="percentage" office:value="0.4" calcext:value-type="percentage">
            <text:p>40,00%</text:p>
          </table:table-cell>
          <table:table-cell table:formula="of:=(1-[.H59])*[.$B$3]" office:value-type="currency" office:currency="EUR" office:value="72" calcext:value-type="currency">
            <text:p>72 €</text:p>
          </table:table-cell>
          <table:table-cell table:formula="of:=[.I59]-[.E5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Kiroul Namace Pamouce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G</text:p>
          </table:table-cell>
          <table:table-cell office:value-type="date" office:date-value="1972-03-19" calcext:value-type="date">
            <text:p>19/03/7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0])" office:value-type="float" office:value="44" calcext:value-type="float">
            <text:p>44</text:p>
          </table:table-cell>
          <table:table-cell table:formula="of:=IF([.F60]&lt;[.$B$5];[.$B$6];IF([.F60]&lt;[.$C$5];[.$C$6];[.$D$6]))" office:value-type="string" office:string-value="adulte" calcext:value-type="string">
            <text:p>adulte</text:p>
          </table:table-cell>
          <table:table-cell table:formula="of:=IF([.F60]&lt;[.$B$5];[.$B$7];IF([.F60]&lt;[.$C$5];[.$C$7];[.$D$7]))" office:value-type="percentage" office:value="0" calcext:value-type="percentage">
            <text:p>0,00%</text:p>
          </table:table-cell>
          <table:table-cell table:formula="of:=(1-[.H60])*[.$B$3]" office:value-type="currency" office:currency="EUR" office:value="120" calcext:value-type="currency">
            <text:p>120 €</text:p>
          </table:table-cell>
          <table:table-cell table:formula="of:=[.I60]-[.E60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Baymo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G</text:p>
          </table:table-cell>
          <table:table-cell office:value-type="date" office:date-value="1974-03-11" calcext:value-type="date">
            <text:p>11/03/74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61])" office:value-type="float" office:value="42" calcext:value-type="float">
            <text:p>42</text:p>
          </table:table-cell>
          <table:table-cell table:formula="of:=IF([.F61]&lt;[.$B$5];[.$B$6];IF([.F61]&lt;[.$C$5];[.$C$6];[.$D$6]))" office:value-type="string" office:string-value="adulte" calcext:value-type="string">
            <text:p>adulte</text:p>
          </table:table-cell>
          <table:table-cell table:formula="of:=IF([.F61]&lt;[.$B$5];[.$B$7];IF([.F61]&lt;[.$C$5];[.$C$7];[.$D$7]))" office:value-type="percentage" office:value="0" calcext:value-type="percentage">
            <text:p>0,00%</text:p>
          </table:table-cell>
          <table:table-cell table:formula="of:=(1-[.H61])*[.$B$3]" office:value-type="currency" office:currency="EUR" office:value="120" calcext:value-type="currency">
            <text:p>120 €</text:p>
          </table:table-cell>
          <table:table-cell table:formula="of:=[.I61]-[.E61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Ceheff Sey Pocybl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F</text:p>
          </table:table-cell>
          <table:table-cell office:value-type="date" office:date-value="2007-02-07" calcext:value-type="date">
            <text:p>07/02/07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62])" office:value-type="float" office:value="9" calcext:value-type="float">
            <text:p>9</text:p>
          </table:table-cell>
          <table:table-cell table:formula="of:=IF([.F62]&lt;[.$B$5];[.$B$6];IF([.F62]&lt;[.$C$5];[.$C$6];[.$D$6]))" office:value-type="string" office:string-value="junior" calcext:value-type="string">
            <text:p>junior</text:p>
          </table:table-cell>
          <table:table-cell table:formula="of:=IF([.F62]&lt;[.$B$5];[.$B$7];IF([.F62]&lt;[.$C$5];[.$C$7];[.$D$7]))" office:value-type="percentage" office:value="0.4" calcext:value-type="percentage">
            <text:p>40,00%</text:p>
          </table:table-cell>
          <table:table-cell table:formula="of:=(1-[.H62])*[.$B$3]" office:value-type="currency" office:currency="EUR" office:value="72" calcext:value-type="currency">
            <text:p>72 €</text:p>
          </table:table-cell>
          <table:table-cell table:formula="of:=[.I62]-[.E6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uveldyv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F</text:p>
          </table:table-cell>
          <table:table-cell office:value-type="date" office:date-value="1999-06-27" calcext:value-type="date">
            <text:p>27/06/99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63])" office:value-type="float" office:value="17" calcext:value-type="float">
            <text:p>17</text:p>
          </table:table-cell>
          <table:table-cell table:formula="of:=IF([.F63]&lt;[.$B$5];[.$B$6];IF([.F63]&lt;[.$C$5];[.$C$6];[.$D$6]))" office:value-type="string" office:string-value="junior" calcext:value-type="string">
            <text:p>junior</text:p>
          </table:table-cell>
          <table:table-cell table:formula="of:=IF([.F63]&lt;[.$B$5];[.$B$7];IF([.F63]&lt;[.$C$5];[.$C$7];[.$D$7]))" office:value-type="percentage" office:value="0.4" calcext:value-type="percentage">
            <text:p>40,00%</text:p>
          </table:table-cell>
          <table:table-cell table:formula="of:=(1-[.H63])*[.$B$3]" office:value-type="currency" office:currency="EUR" office:value="72" calcext:value-type="currency">
            <text:p>72 €</text:p>
          </table:table-cell>
          <table:table-cell table:formula="of:=[.I63]-[.E6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Lahpay</text:p>
          </table:table-cell>
          <table:table-cell office:value-type="string" calcext:value-type="string">
            <text:p>Vishnou</text:p>
          </table:table-cell>
          <table:table-cell office:value-type="string" calcext:value-type="string">
            <text:p>F</text:p>
          </table:table-cell>
          <table:table-cell office:value-type="date" office:date-value="1972-10-16" calcext:value-type="date">
            <text:p>16/10/72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64])" office:value-type="float" office:value="44" calcext:value-type="float">
            <text:p>44</text:p>
          </table:table-cell>
          <table:table-cell table:formula="of:=IF([.F64]&lt;[.$B$5];[.$B$6];IF([.F64]&lt;[.$C$5];[.$C$6];[.$D$6]))" office:value-type="string" office:string-value="adulte" calcext:value-type="string">
            <text:p>adulte</text:p>
          </table:table-cell>
          <table:table-cell table:formula="of:=IF([.F64]&lt;[.$B$5];[.$B$7];IF([.F64]&lt;[.$C$5];[.$C$7];[.$D$7]))" office:value-type="percentage" office:value="0" calcext:value-type="percentage">
            <text:p>0,00%</text:p>
          </table:table-cell>
          <table:table-cell table:formula="of:=(1-[.H64])*[.$B$3]" office:value-type="currency" office:currency="EUR" office:value="120" calcext:value-type="currency">
            <text:p>120 €</text:p>
          </table:table-cell>
          <table:table-cell table:formula="of:=[.I64]-[.E64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Gallo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F</text:p>
          </table:table-cell>
          <table:table-cell office:value-type="date" office:date-value="1960-11-03" calcext:value-type="date">
            <text:p>03/11/6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5])" office:value-type="float" office:value="56" calcext:value-type="float">
            <text:p>56</text:p>
          </table:table-cell>
          <table:table-cell table:formula="of:=IF([.F65]&lt;[.$B$5];[.$B$6];IF([.F65]&lt;[.$C$5];[.$C$6];[.$D$6]))" office:value-type="string" office:string-value="adulte" calcext:value-type="string">
            <text:p>adulte</text:p>
          </table:table-cell>
          <table:table-cell table:formula="of:=IF([.F65]&lt;[.$B$5];[.$B$7];IF([.F65]&lt;[.$C$5];[.$C$7];[.$D$7]))" office:value-type="percentage" office:value="0" calcext:value-type="percentage">
            <text:p>0,00%</text:p>
          </table:table-cell>
          <table:table-cell table:formula="of:=(1-[.H65])*[.$B$3]" office:value-type="currency" office:currency="EUR" office:value="120" calcext:value-type="currency">
            <text:p>120 €</text:p>
          </table:table-cell>
          <table:table-cell table:formula="of:=[.I65]-[.E65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Leglas</text:p>
          </table:table-cell>
          <table:table-cell office:value-type="string" calcext:value-type="string">
            <text:p>Parkinson</text:p>
          </table:table-cell>
          <table:table-cell office:value-type="string" calcext:value-type="string">
            <text:p>F</text:p>
          </table:table-cell>
          <table:table-cell office:value-type="date" office:date-value="1959-08-08" calcext:value-type="date">
            <text:p>08/08/5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6])" office:value-type="float" office:value="57" calcext:value-type="float">
            <text:p>57</text:p>
          </table:table-cell>
          <table:table-cell table:formula="of:=IF([.F66]&lt;[.$B$5];[.$B$6];IF([.F66]&lt;[.$C$5];[.$C$6];[.$D$6]))" office:value-type="string" office:string-value="adulte" calcext:value-type="string">
            <text:p>adulte</text:p>
          </table:table-cell>
          <table:table-cell table:formula="of:=IF([.F66]&lt;[.$B$5];[.$B$7];IF([.F66]&lt;[.$C$5];[.$C$7];[.$D$7]))" office:value-type="percentage" office:value="0" calcext:value-type="percentage">
            <text:p>0,00%</text:p>
          </table:table-cell>
          <table:table-cell table:formula="of:=(1-[.H66])*[.$B$3]" office:value-type="currency" office:currency="EUR" office:value="120" calcext:value-type="currency">
            <text:p>120 €</text:p>
          </table:table-cell>
          <table:table-cell table:formula="of:=[.I66]-[.E66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irien Kompry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G</text:p>
          </table:table-cell>
          <table:table-cell office:value-type="date" office:date-value="1961-07-25" calcext:value-type="date">
            <text:p>25/07/6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7])" office:value-type="float" office:value="55" calcext:value-type="float">
            <text:p>55</text:p>
          </table:table-cell>
          <table:table-cell table:formula="of:=IF([.F67]&lt;[.$B$5];[.$B$6];IF([.F67]&lt;[.$C$5];[.$C$6];[.$D$6]))" office:value-type="string" office:string-value="adulte" calcext:value-type="string">
            <text:p>adulte</text:p>
          </table:table-cell>
          <table:table-cell table:formula="of:=IF([.F67]&lt;[.$B$5];[.$B$7];IF([.F67]&lt;[.$C$5];[.$C$7];[.$D$7]))" office:value-type="percentage" office:value="0" calcext:value-type="percentage">
            <text:p>0,00%</text:p>
          </table:table-cell>
          <table:table-cell table:formula="of:=(1-[.H67])*[.$B$3]" office:value-type="currency" office:currency="EUR" office:value="120" calcext:value-type="currency">
            <text:p>120 €</text:p>
          </table:table-cell>
          <table:table-cell table:formula="of:=[.I67]-[.E67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igra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F</text:p>
          </table:table-cell>
          <table:table-cell office:value-type="date" office:date-value="1956-08-26" calcext:value-type="date">
            <text:p>26/08/56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8])" office:value-type="float" office:value="60" calcext:value-type="float">
            <text:p>60</text:p>
          </table:table-cell>
          <table:table-cell table:formula="of:=IF([.F68]&lt;[.$B$5];[.$B$6];IF([.F68]&lt;[.$C$5];[.$C$6];[.$D$6]))" office:value-type="string" office:string-value="adulte" calcext:value-type="string">
            <text:p>adulte</text:p>
          </table:table-cell>
          <table:table-cell table:formula="of:=IF([.F68]&lt;[.$B$5];[.$B$7];IF([.F68]&lt;[.$C$5];[.$C$7];[.$D$7]))" office:value-type="percentage" office:value="0" calcext:value-type="percentage">
            <text:p>0,00%</text:p>
          </table:table-cell>
          <table:table-cell table:formula="of:=(1-[.H68])*[.$B$3]" office:value-type="currency" office:currency="EUR" office:value="120" calcext:value-type="currency">
            <text:p>120 €</text:p>
          </table:table-cell>
          <table:table-cell table:formula="of:=[.I68]-[.E6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Fraimieux De La Fermay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F</text:p>
          </table:table-cell>
          <table:table-cell office:value-type="date" office:date-value="1994-11-14" calcext:value-type="date">
            <text:p>14/11/9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69])" office:value-type="float" office:value="22" calcext:value-type="float">
            <text:p>22</text:p>
          </table:table-cell>
          <table:table-cell table:formula="of:=IF([.F69]&lt;[.$B$5];[.$B$6];IF([.F69]&lt;[.$C$5];[.$C$6];[.$D$6]))" office:value-type="string" office:string-value="junior" calcext:value-type="string">
            <text:p>junior</text:p>
          </table:table-cell>
          <table:table-cell table:formula="of:=IF([.F69]&lt;[.$B$5];[.$B$7];IF([.F69]&lt;[.$C$5];[.$C$7];[.$D$7]))" office:value-type="percentage" office:value="0.4" calcext:value-type="percentage">
            <text:p>40,00%</text:p>
          </table:table-cell>
          <table:table-cell table:formula="of:=(1-[.H69])*[.$B$3]" office:value-type="currency" office:currency="EUR" office:value="72" calcext:value-type="currency">
            <text:p>72 €</text:p>
          </table:table-cell>
          <table:table-cell table:formula="of:=[.I69]-[.E6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Ekkraz Lehpri</text:p>
          </table:table-cell>
          <table:table-cell office:value-type="string" calcext:value-type="string">
            <text:p>Mahmoud</text:p>
          </table:table-cell>
          <table:table-cell office:value-type="string" calcext:value-type="string">
            <text:p>G</text:p>
          </table:table-cell>
          <table:table-cell office:value-type="date" office:date-value="1999-11-25" calcext:value-type="date">
            <text:p>25/11/99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70])" office:value-type="float" office:value="17" calcext:value-type="float">
            <text:p>17</text:p>
          </table:table-cell>
          <table:table-cell table:formula="of:=IF([.F70]&lt;[.$B$5];[.$B$6];IF([.F70]&lt;[.$C$5];[.$C$6];[.$D$6]))" office:value-type="string" office:string-value="junior" calcext:value-type="string">
            <text:p>junior</text:p>
          </table:table-cell>
          <table:table-cell table:formula="of:=IF([.F70]&lt;[.$B$5];[.$B$7];IF([.F70]&lt;[.$C$5];[.$C$7];[.$D$7]))" office:value-type="percentage" office:value="0.4" calcext:value-type="percentage">
            <text:p>40,00%</text:p>
          </table:table-cell>
          <table:table-cell table:formula="of:=(1-[.H70])*[.$B$3]" office:value-type="currency" office:currency="EUR" office:value="72" calcext:value-type="currency">
            <text:p>72 €</text:p>
          </table:table-cell>
          <table:table-cell table:formula="of:=[.I70]-[.E70]" office:value-type="currency" office:currency="EUR" office:value="36" calcext:value-type="currency">
            <text:p>36 €</text:p>
          </table:table-cell>
        </table:table-row>
        <table:table-row table:style-name="ro2">
          <table:table-cell office:value-type="string" calcext:value-type="string">
            <text:p>Emphaillite</text:p>
          </table:table-cell>
          <table:table-cell office:value-type="string" calcext:value-type="string">
            <text:p>Mélusine</text:p>
          </table:table-cell>
          <table:table-cell office:value-type="string" calcext:value-type="string">
            <text:p>G</text:p>
          </table:table-cell>
          <table:table-cell office:value-type="date" office:date-value="1977-11-27" calcext:value-type="date">
            <text:p>27/11/7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1])" office:value-type="float" office:value="39" calcext:value-type="float">
            <text:p>39</text:p>
          </table:table-cell>
          <table:table-cell table:formula="of:=IF([.F71]&lt;[.$B$5];[.$B$6];IF([.F71]&lt;[.$C$5];[.$C$6];[.$D$6]))" office:value-type="string" office:string-value="adulte" calcext:value-type="string">
            <text:p>adulte</text:p>
          </table:table-cell>
          <table:table-cell table:formula="of:=IF([.F71]&lt;[.$B$5];[.$B$7];IF([.F71]&lt;[.$C$5];[.$C$7];[.$D$7]))" office:value-type="percentage" office:value="0" calcext:value-type="percentage">
            <text:p>0,00%</text:p>
          </table:table-cell>
          <table:table-cell table:formula="of:=(1-[.H71])*[.$B$3]" office:value-type="currency" office:currency="EUR" office:value="120" calcext:value-type="currency">
            <text:p>120 €</text:p>
          </table:table-cell>
          <table:table-cell table:formula="of:=[.I71]-[.E71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Mavalley</text:p>
          </table:table-cell>
          <table:table-cell office:value-type="string" calcext:value-type="string">
            <text:p>Colette et Berthe</text:p>
          </table:table-cell>
          <table:table-cell office:value-type="string" calcext:value-type="string">
            <text:p>F</text:p>
          </table:table-cell>
          <table:table-cell office:value-type="date" office:date-value="1995-03-01" calcext:value-type="date">
            <text:p>01/03/95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72])" office:value-type="float" office:value="21" calcext:value-type="float">
            <text:p>21</text:p>
          </table:table-cell>
          <table:table-cell table:formula="of:=IF([.F72]&lt;[.$B$5];[.$B$6];IF([.F72]&lt;[.$C$5];[.$C$6];[.$D$6]))" office:value-type="string" office:string-value="junior" calcext:value-type="string">
            <text:p>junior</text:p>
          </table:table-cell>
          <table:table-cell table:formula="of:=IF([.F72]&lt;[.$B$5];[.$B$7];IF([.F72]&lt;[.$C$5];[.$C$7];[.$D$7]))" office:value-type="percentage" office:value="0.4" calcext:value-type="percentage">
            <text:p>40,00%</text:p>
          </table:table-cell>
          <table:table-cell table:formula="of:=(1-[.H72])*[.$B$3]" office:value-type="currency" office:currency="EUR" office:value="72" calcext:value-type="currency">
            <text:p>72 €</text:p>
          </table:table-cell>
          <table:table-cell table:formula="of:=[.I72]-[.E7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alo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G</text:p>
          </table:table-cell>
          <table:table-cell office:value-type="date" office:date-value="1993-05-15" calcext:value-type="date">
            <text:p>15/05/93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73])" office:value-type="float" office:value="23" calcext:value-type="float">
            <text:p>23</text:p>
          </table:table-cell>
          <table:table-cell table:formula="of:=IF([.F73]&lt;[.$B$5];[.$B$6];IF([.F73]&lt;[.$C$5];[.$C$6];[.$D$6]))" office:value-type="string" office:string-value="junior" calcext:value-type="string">
            <text:p>junior</text:p>
          </table:table-cell>
          <table:table-cell table:formula="of:=IF([.F73]&lt;[.$B$5];[.$B$7];IF([.F73]&lt;[.$C$5];[.$C$7];[.$D$7]))" office:value-type="percentage" office:value="0.4" calcext:value-type="percentage">
            <text:p>40,00%</text:p>
          </table:table-cell>
          <table:table-cell table:formula="of:=(1-[.H73])*[.$B$3]" office:value-type="currency" office:currency="EUR" office:value="72" calcext:value-type="currency">
            <text:p>72 €</text:p>
          </table:table-cell>
          <table:table-cell table:formula="of:=[.I73]-[.E7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umonde</text:p>
          </table:table-cell>
          <table:table-cell office:value-type="string" calcext:value-type="string">
            <text:p>Séraphin</text:p>
          </table:table-cell>
          <table:table-cell office:value-type="string" calcext:value-type="string">
            <text:p>G</text:p>
          </table:table-cell>
          <table:table-cell office:value-type="date" office:date-value="1988-02-26" calcext:value-type="date">
            <text:p>26/02/88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4])" office:value-type="float" office:value="28" calcext:value-type="float">
            <text:p>28</text:p>
          </table:table-cell>
          <table:table-cell table:formula="of:=IF([.F74]&lt;[.$B$5];[.$B$6];IF([.F74]&lt;[.$C$5];[.$C$6];[.$D$6]))" office:value-type="string" office:string-value="adulte" calcext:value-type="string">
            <text:p>adulte</text:p>
          </table:table-cell>
          <table:table-cell table:formula="of:=IF([.F74]&lt;[.$B$5];[.$B$7];IF([.F74]&lt;[.$C$5];[.$C$7];[.$D$7]))" office:value-type="percentage" office:value="0" calcext:value-type="percentage">
            <text:p>0,00%</text:p>
          </table:table-cell>
          <table:table-cell table:formula="of:=(1-[.H74])*[.$B$3]" office:value-type="currency" office:currency="EUR" office:value="120" calcext:value-type="currency">
            <text:p>120 €</text:p>
          </table:table-cell>
          <table:table-cell table:formula="of:=[.I74]-[.E74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Tousseul</text:p>
          </table:table-cell>
          <table:table-cell office:value-type="string" calcext:value-type="string">
            <text:p>Sébastienne</text:p>
          </table:table-cell>
          <table:table-cell office:value-type="string" calcext:value-type="string">
            <text:p>G</text:p>
          </table:table-cell>
          <table:table-cell office:value-type="date" office:date-value="2001-09-08" calcext:value-type="date">
            <text:p>08/09/01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75])" office:value-type="float" office:value="15" calcext:value-type="float">
            <text:p>15</text:p>
          </table:table-cell>
          <table:table-cell table:formula="of:=IF([.F75]&lt;[.$B$5];[.$B$6];IF([.F75]&lt;[.$C$5];[.$C$6];[.$D$6]))" office:value-type="string" office:string-value="junior" calcext:value-type="string">
            <text:p>junior</text:p>
          </table:table-cell>
          <table:table-cell table:formula="of:=IF([.F75]&lt;[.$B$5];[.$B$7];IF([.F75]&lt;[.$C$5];[.$C$7];[.$D$7]))" office:value-type="percentage" office:value="0.4" calcext:value-type="percentage">
            <text:p>40,00%</text:p>
          </table:table-cell>
          <table:table-cell table:formula="of:=(1-[.H75])*[.$B$3]" office:value-type="currency" office:currency="EUR" office:value="72" calcext:value-type="currency">
            <text:p>72 €</text:p>
          </table:table-cell>
          <table:table-cell table:formula="of:=[.I75]-[.E75]" office:value-type="currency" office:currency="EUR" office:value="36" calcext:value-type="currency">
            <text:p>36 €</text:p>
          </table:table-cell>
        </table:table-row>
        <table:table-row table:style-name="ro2">
          <table:table-cell office:value-type="string" calcext:value-type="string">
            <text:p>Lakuice</text:p>
          </table:table-cell>
          <table:table-cell office:value-type="string" calcext:value-type="string">
            <text:p>Leïlou</text:p>
          </table:table-cell>
          <table:table-cell office:value-type="string" calcext:value-type="string">
            <text:p>F</text:p>
          </table:table-cell>
          <table:table-cell office:value-type="date" office:date-value="1956-07-27" calcext:value-type="date">
            <text:p>27/07/56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76])" office:value-type="float" office:value="60" calcext:value-type="float">
            <text:p>60</text:p>
          </table:table-cell>
          <table:table-cell table:formula="of:=IF([.F76]&lt;[.$B$5];[.$B$6];IF([.F76]&lt;[.$C$5];[.$C$6];[.$D$6]))" office:value-type="string" office:string-value="adulte" calcext:value-type="string">
            <text:p>adulte</text:p>
          </table:table-cell>
          <table:table-cell table:formula="of:=IF([.F76]&lt;[.$B$5];[.$B$7];IF([.F76]&lt;[.$C$5];[.$C$7];[.$D$7]))" office:value-type="percentage" office:value="0" calcext:value-type="percentage">
            <text:p>0,00%</text:p>
          </table:table-cell>
          <table:table-cell table:formula="of:=(1-[.H76])*[.$B$3]" office:value-type="currency" office:currency="EUR" office:value="120" calcext:value-type="currency">
            <text:p>120 €</text:p>
          </table:table-cell>
          <table:table-cell table:formula="of:=[.I76]-[.E76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Naimar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F</text:p>
          </table:table-cell>
          <table:table-cell office:value-type="date" office:date-value="1985-06-20" calcext:value-type="date">
            <text:p>20/06/8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7])" office:value-type="float" office:value="31" calcext:value-type="float">
            <text:p>31</text:p>
          </table:table-cell>
          <table:table-cell table:formula="of:=IF([.F77]&lt;[.$B$5];[.$B$6];IF([.F77]&lt;[.$C$5];[.$C$6];[.$D$6]))" office:value-type="string" office:string-value="adulte" calcext:value-type="string">
            <text:p>adulte</text:p>
          </table:table-cell>
          <table:table-cell table:formula="of:=IF([.F77]&lt;[.$B$5];[.$B$7];IF([.F77]&lt;[.$C$5];[.$C$7];[.$D$7]))" office:value-type="percentage" office:value="0" calcext:value-type="percentage">
            <text:p>0,00%</text:p>
          </table:table-cell>
          <table:table-cell table:formula="of:=(1-[.H77])*[.$B$3]" office:value-type="currency" office:currency="EUR" office:value="120" calcext:value-type="currency">
            <text:p>120 €</text:p>
          </table:table-cell>
          <table:table-cell table:formula="of:=[.I77]-[.E77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eibon'nouvel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F</text:p>
          </table:table-cell>
          <table:table-cell office:value-type="date" office:date-value="1971-02-07" calcext:value-type="date">
            <text:p>07/02/7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8])" office:value-type="float" office:value="45" calcext:value-type="float">
            <text:p>45</text:p>
          </table:table-cell>
          <table:table-cell table:formula="of:=IF([.F78]&lt;[.$B$5];[.$B$6];IF([.F78]&lt;[.$C$5];[.$C$6];[.$D$6]))" office:value-type="string" office:string-value="adulte" calcext:value-type="string">
            <text:p>adulte</text:p>
          </table:table-cell>
          <table:table-cell table:formula="of:=IF([.F78]&lt;[.$B$5];[.$B$7];IF([.F78]&lt;[.$C$5];[.$C$7];[.$D$7]))" office:value-type="percentage" office:value="0" calcext:value-type="percentage">
            <text:p>0,00%</text:p>
          </table:table-cell>
          <table:table-cell table:formula="of:=(1-[.H78])*[.$B$3]" office:value-type="currency" office:currency="EUR" office:value="120" calcext:value-type="currency">
            <text:p>120 €</text:p>
          </table:table-cell>
          <table:table-cell table:formula="of:=[.I78]-[.E7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Karr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G</text:p>
          </table:table-cell>
          <table:table-cell office:value-type="date" office:date-value="1956-08-13" calcext:value-type="date">
            <text:p>13/08/56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9])" office:value-type="float" office:value="60" calcext:value-type="float">
            <text:p>60</text:p>
          </table:table-cell>
          <table:table-cell table:formula="of:=IF([.F79]&lt;[.$B$5];[.$B$6];IF([.F79]&lt;[.$C$5];[.$C$6];[.$D$6]))" office:value-type="string" office:string-value="adulte" calcext:value-type="string">
            <text:p>adulte</text:p>
          </table:table-cell>
          <table:table-cell table:formula="of:=IF([.F79]&lt;[.$B$5];[.$B$7];IF([.F79]&lt;[.$C$5];[.$C$7];[.$D$7]))" office:value-type="percentage" office:value="0" calcext:value-type="percentage">
            <text:p>0,00%</text:p>
          </table:table-cell>
          <table:table-cell table:formula="of:=(1-[.H79])*[.$B$3]" office:value-type="currency" office:currency="EUR" office:value="120" calcext:value-type="currency">
            <text:p>120 €</text:p>
          </table:table-cell>
          <table:table-cell table:formula="of:=[.I79]-[.E7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Eipan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F</text:p>
          </table:table-cell>
          <table:table-cell office:value-type="date" office:date-value="1969-11-17" calcext:value-type="date">
            <text:p>17/11/6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0])" office:value-type="float" office:value="47" calcext:value-type="float">
            <text:p>47</text:p>
          </table:table-cell>
          <table:table-cell table:formula="of:=IF([.F80]&lt;[.$B$5];[.$B$6];IF([.F80]&lt;[.$C$5];[.$C$6];[.$D$6]))" office:value-type="string" office:string-value="adulte" calcext:value-type="string">
            <text:p>adulte</text:p>
          </table:table-cell>
          <table:table-cell table:formula="of:=IF([.F80]&lt;[.$B$5];[.$B$7];IF([.F80]&lt;[.$C$5];[.$C$7];[.$D$7]))" office:value-type="percentage" office:value="0" calcext:value-type="percentage">
            <text:p>0,00%</text:p>
          </table:table-cell>
          <table:table-cell table:formula="of:=(1-[.H80])*[.$B$3]" office:value-type="currency" office:currency="EUR" office:value="120" calcext:value-type="currency">
            <text:p>120 €</text:p>
          </table:table-cell>
          <table:table-cell table:formula="of:=[.I80]-[.E80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Cusset du Poullay</text:p>
          </table:table-cell>
          <table:table-cell office:value-type="string" calcext:value-type="string">
            <text:p>Edmond</text:p>
          </table:table-cell>
          <table:table-cell office:value-type="string" calcext:value-type="string">
            <text:p>F</text:p>
          </table:table-cell>
          <table:table-cell office:value-type="date" office:date-value="1974-12-11" calcext:value-type="date">
            <text:p>11/12/7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1])" office:value-type="float" office:value="42" calcext:value-type="float">
            <text:p>42</text:p>
          </table:table-cell>
          <table:table-cell table:formula="of:=IF([.F81]&lt;[.$B$5];[.$B$6];IF([.F81]&lt;[.$C$5];[.$C$6];[.$D$6]))" office:value-type="string" office:string-value="adulte" calcext:value-type="string">
            <text:p>adulte</text:p>
          </table:table-cell>
          <table:table-cell table:formula="of:=IF([.F81]&lt;[.$B$5];[.$B$7];IF([.F81]&lt;[.$C$5];[.$C$7];[.$D$7]))" office:value-type="percentage" office:value="0" calcext:value-type="percentage">
            <text:p>0,00%</text:p>
          </table:table-cell>
          <table:table-cell table:formula="of:=(1-[.H81])*[.$B$3]" office:value-type="currency" office:currency="EUR" office:value="120" calcext:value-type="currency">
            <text:p>120 €</text:p>
          </table:table-cell>
          <table:table-cell table:formula="of:=[.I81]-[.E81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Fran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G</text:p>
          </table:table-cell>
          <table:table-cell office:value-type="date" office:date-value="1998-06-17" calcext:value-type="date">
            <text:p>17/06/98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82])" office:value-type="float" office:value="18" calcext:value-type="float">
            <text:p>18</text:p>
          </table:table-cell>
          <table:table-cell table:formula="of:=IF([.F82]&lt;[.$B$5];[.$B$6];IF([.F82]&lt;[.$C$5];[.$C$6];[.$D$6]))" office:value-type="string" office:string-value="junior" calcext:value-type="string">
            <text:p>junior</text:p>
          </table:table-cell>
          <table:table-cell table:formula="of:=IF([.F82]&lt;[.$B$5];[.$B$7];IF([.F82]&lt;[.$C$5];[.$C$7];[.$D$7]))" office:value-type="percentage" office:value="0.4" calcext:value-type="percentage">
            <text:p>40,00%</text:p>
          </table:table-cell>
          <table:table-cell table:formula="of:=(1-[.H82])*[.$B$3]" office:value-type="currency" office:currency="EUR" office:value="72" calcext:value-type="currency">
            <text:p>72 €</text:p>
          </table:table-cell>
          <table:table-cell table:formula="of:=[.I82]-[.E8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Sailair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G</text:p>
          </table:table-cell>
          <table:table-cell office:value-type="date" office:date-value="1952-12-03" calcext:value-type="date">
            <text:p>03/12/5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3])" office:value-type="float" office:value="64" calcext:value-type="float">
            <text:p>64</text:p>
          </table:table-cell>
          <table:table-cell table:formula="of:=IF([.F83]&lt;[.$B$5];[.$B$6];IF([.F83]&lt;[.$C$5];[.$C$6];[.$D$6]))" office:value-type="string" office:string-value="adulte" calcext:value-type="string">
            <text:p>adulte</text:p>
          </table:table-cell>
          <table:table-cell table:formula="of:=IF([.F83]&lt;[.$B$5];[.$B$7];IF([.F83]&lt;[.$C$5];[.$C$7];[.$D$7]))" office:value-type="percentage" office:value="0" calcext:value-type="percentage">
            <text:p>0,00%</text:p>
          </table:table-cell>
          <table:table-cell table:formula="of:=(1-[.H83])*[.$B$3]" office:value-type="currency" office:currency="EUR" office:value="120" calcext:value-type="currency">
            <text:p>120 €</text:p>
          </table:table-cell>
          <table:table-cell table:formula="of:=[.I83]-[.E8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ge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F</text:p>
          </table:table-cell>
          <table:table-cell office:value-type="date" office:date-value="1991-07-28" calcext:value-type="date">
            <text:p>28/07/9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4])" office:value-type="float" office:value="25" calcext:value-type="float">
            <text:p>25</text:p>
          </table:table-cell>
          <table:table-cell table:formula="of:=IF([.F84]&lt;[.$B$5];[.$B$6];IF([.F84]&lt;[.$C$5];[.$C$6];[.$D$6]))" office:value-type="string" office:string-value="adulte" calcext:value-type="string">
            <text:p>adulte</text:p>
          </table:table-cell>
          <table:table-cell table:formula="of:=IF([.F84]&lt;[.$B$5];[.$B$7];IF([.F84]&lt;[.$C$5];[.$C$7];[.$D$7]))" office:value-type="percentage" office:value="0" calcext:value-type="percentage">
            <text:p>0,00%</text:p>
          </table:table-cell>
          <table:table-cell table:formula="of:=(1-[.H84])*[.$B$3]" office:value-type="currency" office:currency="EUR" office:value="120" calcext:value-type="currency">
            <text:p>120 €</text:p>
          </table:table-cell>
          <table:table-cell table:formula="of:=[.I84]-[.E84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eutable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F</text:p>
          </table:table-cell>
          <table:table-cell office:value-type="date" office:date-value="1959-08-02" calcext:value-type="date">
            <text:p>02/08/5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5])" office:value-type="float" office:value="57" calcext:value-type="float">
            <text:p>57</text:p>
          </table:table-cell>
          <table:table-cell table:formula="of:=IF([.F85]&lt;[.$B$5];[.$B$6];IF([.F85]&lt;[.$C$5];[.$C$6];[.$D$6]))" office:value-type="string" office:string-value="adulte" calcext:value-type="string">
            <text:p>adulte</text:p>
          </table:table-cell>
          <table:table-cell table:formula="of:=IF([.F85]&lt;[.$B$5];[.$B$7];IF([.F85]&lt;[.$C$5];[.$C$7];[.$D$7]))" office:value-type="percentage" office:value="0" calcext:value-type="percentage">
            <text:p>0,00%</text:p>
          </table:table-cell>
          <table:table-cell table:formula="of:=(1-[.H85])*[.$B$3]" office:value-type="currency" office:currency="EUR" office:value="120" calcext:value-type="currency">
            <text:p>120 €</text:p>
          </table:table-cell>
          <table:table-cell table:formula="of:=[.I85]-[.E85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ipoivre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F</text:p>
          </table:table-cell>
          <table:table-cell office:value-type="date" office:date-value="2000-05-26" calcext:value-type="date">
            <text:p>26/05/00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86])" office:value-type="float" office:value="16" calcext:value-type="float">
            <text:p>16</text:p>
          </table:table-cell>
          <table:table-cell table:formula="of:=IF([.F86]&lt;[.$B$5];[.$B$6];IF([.F86]&lt;[.$C$5];[.$C$6];[.$D$6]))" office:value-type="string" office:string-value="junior" calcext:value-type="string">
            <text:p>junior</text:p>
          </table:table-cell>
          <table:table-cell table:formula="of:=IF([.F86]&lt;[.$B$5];[.$B$7];IF([.F86]&lt;[.$C$5];[.$C$7];[.$D$7]))" office:value-type="percentage" office:value="0.4" calcext:value-type="percentage">
            <text:p>40,00%</text:p>
          </table:table-cell>
          <table:table-cell table:formula="of:=(1-[.H86])*[.$B$3]" office:value-type="currency" office:currency="EUR" office:value="72" calcext:value-type="currency">
            <text:p>72 €</text:p>
          </table:table-cell>
          <table:table-cell table:formula="of:=[.I86]-[.E86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Kolog</text:p>
          </table:table-cell>
          <table:table-cell office:value-type="string" calcext:value-type="string">
            <text:p>Ginette</text:p>
          </table:table-cell>
          <table:table-cell office:value-type="string" calcext:value-type="string">
            <text:p>G</text:p>
          </table:table-cell>
          <table:table-cell office:value-type="date" office:date-value="1957-07-29" calcext:value-type="date">
            <text:p>29/07/5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7])" office:value-type="float" office:value="59" calcext:value-type="float">
            <text:p>59</text:p>
          </table:table-cell>
          <table:table-cell table:formula="of:=IF([.F87]&lt;[.$B$5];[.$B$6];IF([.F87]&lt;[.$C$5];[.$C$6];[.$D$6]))" office:value-type="string" office:string-value="adulte" calcext:value-type="string">
            <text:p>adulte</text:p>
          </table:table-cell>
          <table:table-cell table:formula="of:=IF([.F87]&lt;[.$B$5];[.$B$7];IF([.F87]&lt;[.$C$5];[.$C$7];[.$D$7]))" office:value-type="percentage" office:value="0" calcext:value-type="percentage">
            <text:p>0,00%</text:p>
          </table:table-cell>
          <table:table-cell table:formula="of:=(1-[.H87])*[.$B$3]" office:value-type="currency" office:currency="EUR" office:value="120" calcext:value-type="currency">
            <text:p>120 €</text:p>
          </table:table-cell>
          <table:table-cell table:formula="of:=[.I87]-[.E87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Judeux</text:p>
          </table:table-cell>
          <table:table-cell office:value-type="string" calcext:value-type="string">
            <text:p>Josette</text:p>
          </table:table-cell>
          <table:table-cell office:value-type="string" calcext:value-type="string">
            <text:p>F</text:p>
          </table:table-cell>
          <table:table-cell office:value-type="date" office:date-value="1951-04-26" calcext:value-type="date">
            <text:p>26/04/51</text:p>
          </table:table-cell>
          <table:table-cell office:value-type="currency" office:currency="EUR" office:value="48" calcext:value-type="currency">
            <text:p>48 €</text:p>
          </table:table-cell>
          <table:table-cell table:formula="of:=[.$B$2] - YEAR([.D88])" office:value-type="float" office:value="65" calcext:value-type="float">
            <text:p>65</text:p>
          </table:table-cell>
          <table:table-cell table:formula="of:=IF([.F88]&lt;[.$B$5];[.$B$6];IF([.F88]&lt;[.$C$5];[.$C$6];[.$D$6]))" office:value-type="string" office:string-value="senior" calcext:value-type="string">
            <text:p>senior</text:p>
          </table:table-cell>
          <table:table-cell table:formula="of:=IF([.F88]&lt;[.$B$5];[.$B$7];IF([.F88]&lt;[.$C$5];[.$C$7];[.$D$7]))" office:value-type="percentage" office:value="0.2" calcext:value-type="percentage">
            <text:p>20,00%</text:p>
          </table:table-cell>
          <table:table-cell table:formula="of:=(1-[.H88])*[.$B$3]" office:value-type="currency" office:currency="EUR" office:value="96" calcext:value-type="currency">
            <text:p>96 €</text:p>
          </table:table-cell>
          <table:table-cell table:formula="of:=[.I88]-[.E88]" office:value-type="currency" office:currency="EUR" office:value="48" calcext:value-type="currency">
            <text:p>48 €</text:p>
          </table:table-cell>
        </table:table-row>
        <table:table-row table:style-name="ro2">
          <table:table-cell office:value-type="string" calcext:value-type="string">
            <text:p>De Monte Carlo</text:p>
          </table:table-cell>
          <table:table-cell office:value-type="string" calcext:value-type="string">
            <text:p>Coralie</text:p>
          </table:table-cell>
          <table:table-cell office:value-type="string" calcext:value-type="string">
            <text:p>G</text:p>
          </table:table-cell>
          <table:table-cell office:value-type="date" office:date-value="1985-10-07" calcext:value-type="date">
            <text:p>07/10/8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9])" office:value-type="float" office:value="31" calcext:value-type="float">
            <text:p>31</text:p>
          </table:table-cell>
          <table:table-cell table:formula="of:=IF([.F89]&lt;[.$B$5];[.$B$6];IF([.F89]&lt;[.$C$5];[.$C$6];[.$D$6]))" office:value-type="string" office:string-value="adulte" calcext:value-type="string">
            <text:p>adulte</text:p>
          </table:table-cell>
          <table:table-cell table:formula="of:=IF([.F89]&lt;[.$B$5];[.$B$7];IF([.F89]&lt;[.$C$5];[.$C$7];[.$D$7]))" office:value-type="percentage" office:value="0" calcext:value-type="percentage">
            <text:p>0,00%</text:p>
          </table:table-cell>
          <table:table-cell table:formula="of:=(1-[.H89])*[.$B$3]" office:value-type="currency" office:currency="EUR" office:value="120" calcext:value-type="currency">
            <text:p>120 €</text:p>
          </table:table-cell>
          <table:table-cell table:formula="of:=[.I89]-[.E8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Terphone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G</text:p>
          </table:table-cell>
          <table:table-cell office:value-type="date" office:date-value="1955-10-31" calcext:value-type="date">
            <text:p>31/10/5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0])" office:value-type="float" office:value="61" calcext:value-type="float">
            <text:p>61</text:p>
          </table:table-cell>
          <table:table-cell table:formula="of:=IF([.F90]&lt;[.$B$5];[.$B$6];IF([.F90]&lt;[.$C$5];[.$C$6];[.$D$6]))" office:value-type="string" office:string-value="adulte" calcext:value-type="string">
            <text:p>adulte</text:p>
          </table:table-cell>
          <table:table-cell table:formula="of:=IF([.F90]&lt;[.$B$5];[.$B$7];IF([.F90]&lt;[.$C$5];[.$C$7];[.$D$7]))" office:value-type="percentage" office:value="0" calcext:value-type="percentage">
            <text:p>0,00%</text:p>
          </table:table-cell>
          <table:table-cell table:formula="of:=(1-[.H90])*[.$B$3]" office:value-type="currency" office:currency="EUR" office:value="120" calcext:value-type="currency">
            <text:p>120 €</text:p>
          </table:table-cell>
          <table:table-cell table:formula="of:=[.I90]-[.E90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Neifaidaipir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G</text:p>
          </table:table-cell>
          <table:table-cell office:value-type="date" office:date-value="1977-12-18" calcext:value-type="date">
            <text:p>18/12/7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1])" office:value-type="float" office:value="39" calcext:value-type="float">
            <text:p>39</text:p>
          </table:table-cell>
          <table:table-cell table:formula="of:=IF([.F91]&lt;[.$B$5];[.$B$6];IF([.F91]&lt;[.$C$5];[.$C$6];[.$D$6]))" office:value-type="string" office:string-value="adulte" calcext:value-type="string">
            <text:p>adulte</text:p>
          </table:table-cell>
          <table:table-cell table:formula="of:=IF([.F91]&lt;[.$B$5];[.$B$7];IF([.F91]&lt;[.$C$5];[.$C$7];[.$D$7]))" office:value-type="percentage" office:value="0" calcext:value-type="percentage">
            <text:p>0,00%</text:p>
          </table:table-cell>
          <table:table-cell table:formula="of:=(1-[.H91])*[.$B$3]" office:value-type="currency" office:currency="EUR" office:value="120" calcext:value-type="currency">
            <text:p>120 €</text:p>
          </table:table-cell>
          <table:table-cell table:formula="of:=[.I91]-[.E91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Neifaidaimeyeur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F</text:p>
          </table:table-cell>
          <table:table-cell office:value-type="date" office:date-value="1950-05-29" calcext:value-type="date">
            <text:p>29/05/50</text:p>
          </table:table-cell>
          <table:table-cell office:value-type="currency" office:currency="EUR" office:value="96" calcext:value-type="currency">
            <text:p>96 €</text:p>
          </table:table-cell>
          <table:table-cell table:formula="of:=[.$B$2] - YEAR([.D92])" office:value-type="float" office:value="66" calcext:value-type="float">
            <text:p>66</text:p>
          </table:table-cell>
          <table:table-cell table:formula="of:=IF([.F92]&lt;[.$B$5];[.$B$6];IF([.F92]&lt;[.$C$5];[.$C$6];[.$D$6]))" office:value-type="string" office:string-value="senior" calcext:value-type="string">
            <text:p>senior</text:p>
          </table:table-cell>
          <table:table-cell table:formula="of:=IF([.F92]&lt;[.$B$5];[.$B$7];IF([.F92]&lt;[.$C$5];[.$C$7];[.$D$7]))" office:value-type="percentage" office:value="0.2" calcext:value-type="percentage">
            <text:p>20,00%</text:p>
          </table:table-cell>
          <table:table-cell table:formula="of:=(1-[.H92])*[.$B$3]" office:value-type="currency" office:currency="EUR" office:value="96" calcext:value-type="currency">
            <text:p>96 €</text:p>
          </table:table-cell>
          <table:table-cell table:formula="of:=[.I92]-[.E9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Zieubleux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G</text:p>
          </table:table-cell>
          <table:table-cell office:value-type="date" office:date-value="1954-09-20" calcext:value-type="date">
            <text:p>20/09/5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3])" office:value-type="float" office:value="62" calcext:value-type="float">
            <text:p>62</text:p>
          </table:table-cell>
          <table:table-cell table:formula="of:=IF([.F93]&lt;[.$B$5];[.$B$6];IF([.F93]&lt;[.$C$5];[.$C$6];[.$D$6]))" office:value-type="string" office:string-value="adulte" calcext:value-type="string">
            <text:p>adulte</text:p>
          </table:table-cell>
          <table:table-cell table:formula="of:=IF([.F93]&lt;[.$B$5];[.$B$7];IF([.F93]&lt;[.$C$5];[.$C$7];[.$D$7]))" office:value-type="percentage" office:value="0" calcext:value-type="percentage">
            <text:p>0,00%</text:p>
          </table:table-cell>
          <table:table-cell table:formula="of:=(1-[.H93])*[.$B$3]" office:value-type="currency" office:currency="EUR" office:value="120" calcext:value-type="currency">
            <text:p>120 €</text:p>
          </table:table-cell>
          <table:table-cell table:formula="of:=[.I93]-[.E9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Nouvoyait</text:p>
          </table:table-cell>
          <table:table-cell office:value-type="string" calcext:value-type="string">
            <text:p>Simon-Marie</text:p>
          </table:table-cell>
          <table:table-cell office:value-type="string" calcext:value-type="string">
            <text:p>F</text:p>
          </table:table-cell>
          <table:table-cell office:value-type="date" office:date-value="1966-10-08" calcext:value-type="date">
            <text:p>08/10/66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94])" office:value-type="float" office:value="50" calcext:value-type="float">
            <text:p>50</text:p>
          </table:table-cell>
          <table:table-cell table:formula="of:=IF([.F94]&lt;[.$B$5];[.$B$6];IF([.F94]&lt;[.$C$5];[.$C$6];[.$D$6]))" office:value-type="string" office:string-value="adulte" calcext:value-type="string">
            <text:p>adulte</text:p>
          </table:table-cell>
          <table:table-cell table:formula="of:=IF([.F94]&lt;[.$B$5];[.$B$7];IF([.F94]&lt;[.$C$5];[.$C$7];[.$D$7]))" office:value-type="percentage" office:value="0" calcext:value-type="percentage">
            <text:p>0,00%</text:p>
          </table:table-cell>
          <table:table-cell table:formula="of:=(1-[.H94])*[.$B$3]" office:value-type="currency" office:currency="EUR" office:value="120" calcext:value-type="currency">
            <text:p>120 €</text:p>
          </table:table-cell>
          <table:table-cell table:formula="of:=[.I94]-[.E94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Imal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F</text:p>
          </table:table-cell>
          <table:table-cell office:value-type="date" office:date-value="1975-11-08" calcext:value-type="date">
            <text:p>08/11/75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95])" office:value-type="float" office:value="41" calcext:value-type="float">
            <text:p>41</text:p>
          </table:table-cell>
          <table:table-cell table:formula="of:=IF([.F95]&lt;[.$B$5];[.$B$6];IF([.F95]&lt;[.$C$5];[.$C$6];[.$D$6]))" office:value-type="string" office:string-value="adulte" calcext:value-type="string">
            <text:p>adulte</text:p>
          </table:table-cell>
          <table:table-cell table:formula="of:=IF([.F95]&lt;[.$B$5];[.$B$7];IF([.F95]&lt;[.$C$5];[.$C$7];[.$D$7]))" office:value-type="percentage" office:value="0" calcext:value-type="percentage">
            <text:p>0,00%</text:p>
          </table:table-cell>
          <table:table-cell table:formula="of:=(1-[.H95])*[.$B$3]" office:value-type="currency" office:currency="EUR" office:value="120" calcext:value-type="currency">
            <text:p>120 €</text:p>
          </table:table-cell>
          <table:table-cell table:formula="of:=[.I95]-[.E95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Deiployais</text:p>
          </table:table-cell>
          <table:table-cell office:value-type="string" calcext:value-type="string">
            <text:p>A.Georges</text:p>
          </table:table-cell>
          <table:table-cell office:value-type="string" calcext:value-type="string">
            <text:p>F</text:p>
          </table:table-cell>
          <table:table-cell office:value-type="date" office:date-value="1974-02-02" calcext:value-type="date">
            <text:p>02/02/74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96])" office:value-type="float" office:value="42" calcext:value-type="float">
            <text:p>42</text:p>
          </table:table-cell>
          <table:table-cell table:formula="of:=IF([.F96]&lt;[.$B$5];[.$B$6];IF([.F96]&lt;[.$C$5];[.$C$6];[.$D$6]))" office:value-type="string" office:string-value="adulte" calcext:value-type="string">
            <text:p>adulte</text:p>
          </table:table-cell>
          <table:table-cell table:formula="of:=IF([.F96]&lt;[.$B$5];[.$B$7];IF([.F96]&lt;[.$C$5];[.$C$7];[.$D$7]))" office:value-type="percentage" office:value="0" calcext:value-type="percentage">
            <text:p>0,00%</text:p>
          </table:table-cell>
          <table:table-cell table:formula="of:=(1-[.H96])*[.$B$3]" office:value-type="currency" office:currency="EUR" office:value="120" calcext:value-type="currency">
            <text:p>120 €</text:p>
          </table:table-cell>
          <table:table-cell table:formula="of:=[.I96]-[.E96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Idlaiver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F</text:p>
          </table:table-cell>
          <table:table-cell office:value-type="date" office:date-value="1977-10-04" calcext:value-type="date">
            <text:p>04/10/7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7])" office:value-type="float" office:value="39" calcext:value-type="float">
            <text:p>39</text:p>
          </table:table-cell>
          <table:table-cell table:formula="of:=IF([.F97]&lt;[.$B$5];[.$B$6];IF([.F97]&lt;[.$C$5];[.$C$6];[.$D$6]))" office:value-type="string" office:string-value="adulte" calcext:value-type="string">
            <text:p>adulte</text:p>
          </table:table-cell>
          <table:table-cell table:formula="of:=IF([.F97]&lt;[.$B$5];[.$B$7];IF([.F97]&lt;[.$C$5];[.$C$7];[.$D$7]))" office:value-type="percentage" office:value="0" calcext:value-type="percentage">
            <text:p>0,00%</text:p>
          </table:table-cell>
          <table:table-cell table:formula="of:=(1-[.H97])*[.$B$3]" office:value-type="currency" office:currency="EUR" office:value="120" calcext:value-type="currency">
            <text:p>120 €</text:p>
          </table:table-cell>
          <table:table-cell table:formula="of:=[.I97]-[.E97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Teirieur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F</text:p>
          </table:table-cell>
          <table:table-cell office:value-type="date" office:date-value="1991-06-16" calcext:value-type="date">
            <text:p>16/06/9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8])" office:value-type="float" office:value="25" calcext:value-type="float">
            <text:p>25</text:p>
          </table:table-cell>
          <table:table-cell table:formula="of:=IF([.F98]&lt;[.$B$5];[.$B$6];IF([.F98]&lt;[.$C$5];[.$C$6];[.$D$6]))" office:value-type="string" office:string-value="adulte" calcext:value-type="string">
            <text:p>adulte</text:p>
          </table:table-cell>
          <table:table-cell table:formula="of:=IF([.F98]&lt;[.$B$5];[.$B$7];IF([.F98]&lt;[.$C$5];[.$C$7];[.$D$7]))" office:value-type="percentage" office:value="0" calcext:value-type="percentage">
            <text:p>0,00%</text:p>
          </table:table-cell>
          <table:table-cell table:formula="of:=(1-[.H98])*[.$B$3]" office:value-type="currency" office:currency="EUR" office:value="120" calcext:value-type="currency">
            <text:p>120 €</text:p>
          </table:table-cell>
          <table:table-cell table:formula="of:=[.I98]-[.E9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Teirieur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G</text:p>
          </table:table-cell>
          <table:table-cell office:value-type="date" office:date-value="1980-08-25" calcext:value-type="date">
            <text:p>25/08/8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9])" office:value-type="float" office:value="36" calcext:value-type="float">
            <text:p>36</text:p>
          </table:table-cell>
          <table:table-cell table:formula="of:=IF([.F99]&lt;[.$B$5];[.$B$6];IF([.F99]&lt;[.$C$5];[.$C$6];[.$D$6]))" office:value-type="string" office:string-value="adulte" calcext:value-type="string">
            <text:p>adulte</text:p>
          </table:table-cell>
          <table:table-cell table:formula="of:=IF([.F99]&lt;[.$B$5];[.$B$7];IF([.F99]&lt;[.$C$5];[.$C$7];[.$D$7]))" office:value-type="percentage" office:value="0" calcext:value-type="percentage">
            <text:p>0,00%</text:p>
          </table:table-cell>
          <table:table-cell table:formula="of:=(1-[.H99])*[.$B$3]" office:value-type="currency" office:currency="EUR" office:value="120" calcext:value-type="currency">
            <text:p>120 €</text:p>
          </table:table-cell>
          <table:table-cell table:formula="of:=[.I99]-[.E9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tt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</text:p>
          </table:table-cell>
          <table:table-cell office:value-type="date" office:date-value="1960-08-10" calcext:value-type="date">
            <text:p>10/08/6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0])" office:value-type="float" office:value="56" calcext:value-type="float">
            <text:p>56</text:p>
          </table:table-cell>
          <table:table-cell table:formula="of:=IF([.F100]&lt;[.$B$5];[.$B$6];IF([.F100]&lt;[.$C$5];[.$C$6];[.$D$6]))" office:value-type="string" office:string-value="adulte" calcext:value-type="string">
            <text:p>adulte</text:p>
          </table:table-cell>
          <table:table-cell table:formula="of:=IF([.F100]&lt;[.$B$5];[.$B$7];IF([.F100]&lt;[.$C$5];[.$C$7];[.$D$7]))" office:value-type="percentage" office:value="0" calcext:value-type="percentage">
            <text:p>0,00%</text:p>
          </table:table-cell>
          <table:table-cell table:formula="of:=(1-[.H100])*[.$B$3]" office:value-type="currency" office:currency="EUR" office:value="120" calcext:value-type="currency">
            <text:p>120 €</text:p>
          </table:table-cell>
          <table:table-cell table:formula="of:=[.I100]-[.E100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tte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G</text:p>
          </table:table-cell>
          <table:table-cell office:value-type="date" office:date-value="1982-10-22" calcext:value-type="date">
            <text:p>22/10/8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1])" office:value-type="float" office:value="34" calcext:value-type="float">
            <text:p>34</text:p>
          </table:table-cell>
          <table:table-cell table:formula="of:=IF([.F101]&lt;[.$B$5];[.$B$6];IF([.F101]&lt;[.$C$5];[.$C$6];[.$D$6]))" office:value-type="string" office:string-value="adulte" calcext:value-type="string">
            <text:p>adulte</text:p>
          </table:table-cell>
          <table:table-cell table:formula="of:=IF([.F101]&lt;[.$B$5];[.$B$7];IF([.F101]&lt;[.$C$5];[.$C$7];[.$D$7]))" office:value-type="percentage" office:value="0" calcext:value-type="percentage">
            <text:p>0,00%</text:p>
          </table:table-cell>
          <table:table-cell table:formula="of:=(1-[.H101])*[.$B$3]" office:value-type="currency" office:currency="EUR" office:value="120" calcext:value-type="currency">
            <text:p>120 €</text:p>
          </table:table-cell>
          <table:table-cell table:formula="of:=[.I101]-[.E101]" office:value-type="currency" office:currency="EUR" office:value="0" calcext:value-type="currency">
            <text:p>0 €</text:p>
          </table:table-cell>
        </table:table-row>
        <table:table-row table:style-name="ro5">
          <table:table-cell office:value-type="string" calcext:value-type="string">
            <text:p>Peulafenêtre</text:p>
          </table:table-cell>
          <table:table-cell office:value-type="string" calcext:value-type="string">
            <text:p>Angèle Geoffroy Firmin</text:p>
          </table:table-cell>
          <table:table-cell office:value-type="string" calcext:value-type="string">
            <text:p>F</text:p>
          </table:table-cell>
          <table:table-cell office:value-type="date" office:date-value="1953-10-18" calcext:value-type="date">
            <text:p>18/10/53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102])" office:value-type="float" office:value="63" calcext:value-type="float">
            <text:p>63</text:p>
          </table:table-cell>
          <table:table-cell table:formula="of:=IF([.F102]&lt;[.$B$5];[.$B$6];IF([.F102]&lt;[.$C$5];[.$C$6];[.$D$6]))" office:value-type="string" office:string-value="adulte" calcext:value-type="string">
            <text:p>adulte</text:p>
          </table:table-cell>
          <table:table-cell table:formula="of:=IF([.F102]&lt;[.$B$5];[.$B$7];IF([.F102]&lt;[.$C$5];[.$C$7];[.$D$7]))" office:value-type="percentage" office:value="0" calcext:value-type="percentage">
            <text:p>0,00%</text:p>
          </table:table-cell>
          <table:table-cell table:formula="of:=(1-[.H102])*[.$B$3]" office:value-type="currency" office:currency="EUR" office:value="120" calcext:value-type="currency">
            <text:p>120 €</text:p>
          </table:table-cell>
          <table:table-cell table:formula="of:=[.I102]-[.E102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Ovnir De Main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F</text:p>
          </table:table-cell>
          <table:table-cell office:value-type="date" office:date-value="1952-09-30" calcext:value-type="date">
            <text:p>30/09/5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3])" office:value-type="float" office:value="64" calcext:value-type="float">
            <text:p>64</text:p>
          </table:table-cell>
          <table:table-cell table:formula="of:=IF([.F103]&lt;[.$B$5];[.$B$6];IF([.F103]&lt;[.$C$5];[.$C$6];[.$D$6]))" office:value-type="string" office:string-value="adulte" calcext:value-type="string">
            <text:p>adulte</text:p>
          </table:table-cell>
          <table:table-cell table:formula="of:=IF([.F103]&lt;[.$B$5];[.$B$7];IF([.F103]&lt;[.$C$5];[.$C$7];[.$D$7]))" office:value-type="percentage" office:value="0" calcext:value-type="percentage">
            <text:p>0,00%</text:p>
          </table:table-cell>
          <table:table-cell table:formula="of:=(1-[.H103])*[.$B$3]" office:value-type="currency" office:currency="EUR" office:value="120" calcext:value-type="currency">
            <text:p>120 €</text:p>
          </table:table-cell>
          <table:table-cell table:formula="of:=[.I103]-[.E10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Nau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F</text:p>
          </table:table-cell>
          <table:table-cell office:value-type="date" office:date-value="1968-08-25" calcext:value-type="date">
            <text:p>25/08/68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4])" office:value-type="float" office:value="48" calcext:value-type="float">
            <text:p>48</text:p>
          </table:table-cell>
          <table:table-cell table:formula="of:=IF([.F104]&lt;[.$B$5];[.$B$6];IF([.F104]&lt;[.$C$5];[.$C$6];[.$D$6]))" office:value-type="string" office:string-value="adulte" calcext:value-type="string">
            <text:p>adulte</text:p>
          </table:table-cell>
          <table:table-cell table:formula="of:=IF([.F104]&lt;[.$B$5];[.$B$7];IF([.F104]&lt;[.$C$5];[.$C$7];[.$D$7]))" office:value-type="percentage" office:value="0" calcext:value-type="percentage">
            <text:p>0,00%</text:p>
          </table:table-cell>
          <table:table-cell table:formula="of:=(1-[.H104])*[.$B$3]" office:value-type="currency" office:currency="EUR" office:value="120" calcext:value-type="currency">
            <text:p>120 €</text:p>
          </table:table-cell>
          <table:table-cell table:formula="of:=[.I104]-[.E104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Issy</text:p>
          </table:table-cell>
          <table:table-cell office:value-type="string" calcext:value-type="string">
            <text:p>Angèle</text:p>
          </table:table-cell>
          <table:table-cell office:value-type="string" calcext:value-type="string">
            <text:p>G</text:p>
          </table:table-cell>
          <table:table-cell office:value-type="date" office:date-value="1994-10-29" calcext:value-type="date">
            <text:p>29/10/9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105])" office:value-type="float" office:value="22" calcext:value-type="float">
            <text:p>22</text:p>
          </table:table-cell>
          <table:table-cell table:formula="of:=IF([.F105]&lt;[.$B$5];[.$B$6];IF([.F105]&lt;[.$C$5];[.$C$6];[.$D$6]))" office:value-type="string" office:string-value="junior" calcext:value-type="string">
            <text:p>junior</text:p>
          </table:table-cell>
          <table:table-cell table:formula="of:=IF([.F105]&lt;[.$B$5];[.$B$7];IF([.F105]&lt;[.$C$5];[.$C$7];[.$D$7]))" office:value-type="percentage" office:value="0.4" calcext:value-type="percentage">
            <text:p>40,00%</text:p>
          </table:table-cell>
          <table:table-cell table:formula="of:=(1-[.H105])*[.$B$3]" office:value-type="currency" office:currency="EUR" office:value="72" calcext:value-type="currency">
            <text:p>72 €</text:p>
          </table:table-cell>
          <table:table-cell table:formula="of:=[.I105]-[.E105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Moildeau</text:p>
          </table:table-cell>
          <table:table-cell office:value-type="string" calcext:value-type="string">
            <text:p>Agathe</text:p>
          </table:table-cell>
          <table:table-cell office:value-type="string" calcext:value-type="string">
            <text:p>F</text:p>
          </table:table-cell>
          <table:table-cell office:value-type="date" office:date-value="2005-03-13" calcext:value-type="date">
            <text:p>13/03/05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106])" office:value-type="float" office:value="11" calcext:value-type="float">
            <text:p>11</text:p>
          </table:table-cell>
          <table:table-cell table:formula="of:=IF([.F106]&lt;[.$B$5];[.$B$6];IF([.F106]&lt;[.$C$5];[.$C$6];[.$D$6]))" office:value-type="string" office:string-value="junior" calcext:value-type="string">
            <text:p>junior</text:p>
          </table:table-cell>
          <table:table-cell table:formula="of:=IF([.F106]&lt;[.$B$5];[.$B$7];IF([.F106]&lt;[.$C$5];[.$C$7];[.$D$7]))" office:value-type="percentage" office:value="0.4" calcext:value-type="percentage">
            <text:p>40,00%</text:p>
          </table:table-cell>
          <table:table-cell table:formula="of:=(1-[.H106])*[.$B$3]" office:value-type="currency" office:currency="EUR" office:value="72" calcext:value-type="currency">
            <text:p>72 €</text:p>
          </table:table-cell>
          <table:table-cell table:formula="of:=[.I106]-[.E106]" office:value-type="currency" office:currency="EUR" office:value="36" calcext:value-type="currency">
            <text:p>36 €</text:p>
          </table:table-cell>
        </table:table-row>
        <table:table-row table:style-name="ro2">
          <table:table-cell office:value-type="string" calcext:value-type="string">
            <text:p>Bodynoz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G</text:p>
          </table:table-cell>
          <table:table-cell office:value-type="date" office:date-value="1979-09-20" calcext:value-type="date">
            <text:p>20/09/7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7])" office:value-type="float" office:value="37" calcext:value-type="float">
            <text:p>37</text:p>
          </table:table-cell>
          <table:table-cell table:formula="of:=IF([.F107]&lt;[.$B$5];[.$B$6];IF([.F107]&lt;[.$C$5];[.$C$6];[.$D$6]))" office:value-type="string" office:string-value="adulte" calcext:value-type="string">
            <text:p>adulte</text:p>
          </table:table-cell>
          <table:table-cell table:formula="of:=IF([.F107]&lt;[.$B$5];[.$B$7];IF([.F107]&lt;[.$C$5];[.$C$7];[.$D$7]))" office:value-type="percentage" office:value="0" calcext:value-type="percentage">
            <text:p>0,00%</text:p>
          </table:table-cell>
          <table:table-cell table:formula="of:=(1-[.H107])*[.$B$3]" office:value-type="currency" office:currency="EUR" office:value="120" calcext:value-type="currency">
            <text:p>120 €</text:p>
          </table:table-cell>
          <table:table-cell table:formula="of:=[.I107]-[.E107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Citatio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F</text:p>
          </table:table-cell>
          <table:table-cell office:value-type="date" office:date-value="1974-12-19" calcext:value-type="date">
            <text:p>19/12/7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8])" office:value-type="float" office:value="42" calcext:value-type="float">
            <text:p>42</text:p>
          </table:table-cell>
          <table:table-cell table:formula="of:=IF([.F108]&lt;[.$B$5];[.$B$6];IF([.F108]&lt;[.$C$5];[.$C$6];[.$D$6]))" office:value-type="string" office:string-value="adulte" calcext:value-type="string">
            <text:p>adulte</text:p>
          </table:table-cell>
          <table:table-cell table:formula="of:=IF([.F108]&lt;[.$B$5];[.$B$7];IF([.F108]&lt;[.$C$5];[.$C$7];[.$D$7]))" office:value-type="percentage" office:value="0" calcext:value-type="percentage">
            <text:p>0,00%</text:p>
          </table:table-cell>
          <table:table-cell table:formula="of:=(1-[.H108])*[.$B$3]" office:value-type="currency" office:currency="EUR" office:value="120" calcext:value-type="currency">
            <text:p>120 €</text:p>
          </table:table-cell>
          <table:table-cell table:formula="of:=[.I108]-[.E10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Sompipait</text:p>
          </table:table-cell>
          <table:table-cell office:value-type="string" calcext:value-type="string">
            <text:p>Amédée</text:p>
          </table:table-cell>
          <table:table-cell office:value-type="string" calcext:value-type="string">
            <text:p>F</text:p>
          </table:table-cell>
          <table:table-cell office:value-type="date" office:date-value="1966-05-19" calcext:value-type="date">
            <text:p>19/05/66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9])" office:value-type="float" office:value="50" calcext:value-type="float">
            <text:p>50</text:p>
          </table:table-cell>
          <table:table-cell table:formula="of:=IF([.F109]&lt;[.$B$5];[.$B$6];IF([.F109]&lt;[.$C$5];[.$C$6];[.$D$6]))" office:value-type="string" office:string-value="adulte" calcext:value-type="string">
            <text:p>adulte</text:p>
          </table:table-cell>
          <table:table-cell table:formula="of:=IF([.F109]&lt;[.$B$5];[.$B$7];IF([.F109]&lt;[.$C$5];[.$C$7];[.$D$7]))" office:value-type="percentage" office:value="0" calcext:value-type="percentage">
            <text:p>0,00%</text:p>
          </table:table-cell>
          <table:table-cell table:formula="of:=(1-[.H109])*[.$B$3]" office:value-type="currency" office:currency="EUR" office:value="120" calcext:value-type="currency">
            <text:p>120 €</text:p>
          </table:table-cell>
          <table:table-cell table:formula="of:=[.I109]-[.E10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euvapeur</text:p>
          </table:table-cell>
          <table:table-cell office:value-type="string" calcext:value-type="string">
            <text:p>Aubin</text:p>
          </table:table-cell>
          <table:table-cell office:value-type="string" calcext:value-type="string">
            <text:p>F</text:p>
          </table:table-cell>
          <table:table-cell office:value-type="date" office:date-value="1994-01-13" calcext:value-type="date">
            <text:p>13/01/9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110])" office:value-type="float" office:value="22" calcext:value-type="float">
            <text:p>22</text:p>
          </table:table-cell>
          <table:table-cell table:formula="of:=IF([.F110]&lt;[.$B$5];[.$B$6];IF([.F110]&lt;[.$C$5];[.$C$6];[.$D$6]))" office:value-type="string" office:string-value="junior" calcext:value-type="string">
            <text:p>junior</text:p>
          </table:table-cell>
          <table:table-cell table:formula="of:=IF([.F110]&lt;[.$B$5];[.$B$7];IF([.F110]&lt;[.$C$5];[.$C$7];[.$D$7]))" office:value-type="percentage" office:value="0.4" calcext:value-type="percentage">
            <text:p>40,00%</text:p>
          </table:table-cell>
          <table:table-cell table:formula="of:=(1-[.H110])*[.$B$3]" office:value-type="currency" office:currency="EUR" office:value="72" calcext:value-type="currency">
            <text:p>72 €</text:p>
          </table:table-cell>
          <table:table-cell table:formula="of:=[.I110]-[.E110]" office:value-type="currency" office:currency="EUR" office:value="0" calcext:value-type="currency">
            <text:p>0 €</text:p>
          </table:table-cell>
        </table:table-row>
      </table:table>
      <table:named-expressions/>
      <table:database-ranges>
        <table:database-range table:name="__Anonymous_Sheet_DB__0" table:target-range-address="Adhésions2016.G7:Adhésions2016.G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adornments="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2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09:56:53.391155960</meta:creation-date>
    <dc:date>2016-07-28T11:07:43.260412005</dc:date>
    <meta:editing-duration>PT1H3M47S</meta:editing-duration>
    <meta:editing-cycles>3</meta:editing-cycles>
    <meta:generator>LibreOffice/4.2.8.2$Linux_X86_64 LibreOffice_project/420m0$Build-2</meta:generator>
    <meta:document-statistic meta:table-count="1" meta:cell-count="1002" meta:object-count="0"/>
  </office:meta>
</office:document-meta>
</file>